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Narrow" svg:font-family="'Arial Narrow'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05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0.10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2.281cm" fo:break-before="auto" style:use-optimal-row-height="false"/>
    </style:style>
    <style:style style:name="ro5" style:family="table-row">
      <style:table-row-properties style:row-height="0.49cm" fo:break-before="auto" style:use-optimal-row-height="false"/>
    </style:style>
    <style:style style:name="ro6" style:family="table-row">
      <style:table-row-properties style:row-height="0.305cm" fo:break-before="auto" style:use-optimal-row-height="fals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eaeaea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font-name="Trebuchet M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/>
    </style:style>
    <style:style style:name="ce3" style:family="table-cell" style:parent-style-name="Default"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035cm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eaeaea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035cm solid #eaeaea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eaeaea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eaeaea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eaeaea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aeaea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eaeaea" fo:background-color="#eaeae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eaeaea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eaeaea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eaeaea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eaeaea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eaeaea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800000" style:text-outline="false" style:text-line-through-styl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511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 style:data-style-name="N511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" style:family="table-cell" style:parent-style-name="Default">
      <style:table-cell-properties fo:border-bottom="0.035cm solid #eaeaea" fo:background-color="#eaeaea" style:diagonal-bl-tr="none" style:diagonal-tl-br="none" style:text-align-source="fix" style:repeat-content="false" fo:border-left="none" fo:border-right="none" fo:border-top="0.035cm solid #eaeaea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0.035cm solid #eaeaea" style:diagonal-bl-tr="none" style:diagonal-tl-br="none" style:text-align-source="fix" style:repeat-content="false" fo:background-color="transparent" fo:border-left="none" fo:border-right="none" fo:border-top="0.035cm solid #eaeaea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order-bottom="0.035cm solid #eaeaea" fo:background-color="#e6e6e6" style:diagonal-bl-tr="none" style:diagonal-tl-br="none" style:text-align-source="fix" style:repeat-content="false" fo:border-left="none" fo:border-right="none" fo:border-top="0.035cm solid #eaeaea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aeaea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800000" style:text-outline="false" style:text-line-through-styl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7" style:family="table-cell" style:parent-style-name="Default" style:data-style-name="N151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 style:data-style-name="N36">
      <style:table-cell-properties style:glyph-orientation-vertical="0" fo:border-bottom="0.035cm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eaeae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 style:data-style-name="N36">
      <style:table-cell-properties style:glyph-orientation-vertical="0" fo:border-bottom="0.035cm solid #eaeaea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eaeae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 style:data-style-name="N511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4" style:family="table-cell" style:parent-style-name="Default" style:data-style-name="N36">
      <style:table-cell-properties style:glyph-orientation-vertical="0" fo:border-bottom="0.035cm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eaeae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 style:data-style-name="N36">
      <style:table-cell-properties style:glyph-orientation-vertical="0" fo:border-bottom="0.035cm solid #eaeaea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eaeae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90" style:rotation-align="none" style:shrink-to-fit="false" fo:border-top="none" style:vertical-align="automatic"/>
      <style:paragraph-properties fo:text-align="center" fo:margin-left="0cm" style:writing-mode="page"/>
    </style:style>
    <style:style style:name="ce38" style:family="table-cell" style:parent-style-name="Default" style:data-style-name="N1">
      <style:table-cell-properties style:glyph-orientation-vertical="0" fo:border-bottom="0.035cm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eaeae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order-bottom="0.035cm solid #eaeaea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eaeae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0.035cm solid #eaeaea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eaeae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 style:data-style-name="N5116">
      <style:table-cell-properties fo:background-color="transparent"/>
      <style:text-properties fo:color="#ffffff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2" style:family="table-cell" style:parent-style-name="Default" style:data-style-name="N152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c0c0c0" style:direction="ltr" fo:border-right="0.035cm solid #c0c0c0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fo:border-bottom="0.035cm solid #eaeaea" fo:background-color="#eaeaea" style:diagonal-bl-tr="none" style:diagonal-tl-br="none" fo:border-left="none" fo:border-right="none" fo:border-top="0.035cm solid #eaeaea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'vacances 2011'.L$8]=['vacances 2011'.$C$7])" style:apply-style-name="Excel_5f_CondFormat_5f_1_5f_2_5f_1" style:base-cell-address="'vacances 2011'.L11"/>
      <style:map style:condition="is-true-formula(AND(['vacances 2011'.L$8]&gt;=['vacances 2011'.$D11];['vacances 2011'.L$8]&lt;['vacances 2011'.$D11]+['vacances 2011'.$I11]))" style:apply-style-name="Excel_5f_CondFormat_5f_1_5f_2_5f_2" style:base-cell-address="'vacances 2011'.L11"/>
      <style:map style:condition="is-true-formula(AND(['vacances 2011'.L$8]&gt;=['vacances 2011'.$D11];['vacances 2011'.L$8]&lt;=['vacances 2011'.$D11]+['vacances 2011'.$F11]-1))" style:apply-style-name="Excel_5f_CondFormat_5f_1_5f_2_5f_3" style:base-cell-address="'vacances 2011'.L11"/>
    </style:style>
    <style:style style:name="ce44" style:family="table-cell" style:parent-style-name="Default">
      <style:table-cell-properties fo:border-bottom="0.035cm solid #eaeaea" style:diagonal-bl-tr="none" style:diagonal-tl-br="none" fo:background-color="transparent" fo:border-left="none" fo:border-right="none" fo:border-top="0.035cm solid #eaeaea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'vacances 2011'.L$8]=['vacances 2011'.$C$7])" style:apply-style-name="Excel_5f_CondFormat_5f_1_5f_2_5f_1" style:base-cell-address="'vacances 2011'.L11"/>
      <style:map style:condition="is-true-formula(AND(['vacances 2011'.L$8]&gt;=['vacances 2011'.$D11];['vacances 2011'.L$8]&lt;['vacances 2011'.$D11]+['vacances 2011'.$I11]))" style:apply-style-name="Excel_5f_CondFormat_5f_1_5f_2_5f_2" style:base-cell-address="'vacances 2011'.L11"/>
      <style:map style:condition="is-true-formula(AND(['vacances 2011'.L$8]&gt;=['vacances 2011'.$D11];['vacances 2011'.L$8]&lt;=['vacances 2011'.$D11]+['vacances 2011'.$F11]-1))" style:apply-style-name="Excel_5f_CondFormat_5f_1_5f_2_5f_3" style:base-cell-address="'vacances 2011'.L11"/>
    </style:style>
    <style:style style:name="ce45" style:family="table-cell" style:parent-style-name="Default">
      <style:table-cell-properties fo:border-bottom="0.035cm solid #eaeaea" fo:background-color="#e6e6e6" style:diagonal-bl-tr="none" style:diagonal-tl-br="none" fo:border-left="none" fo:border-right="none" fo:border-top="0.035cm solid #eaeaea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'vacances 2011'.L$8]=['vacances 2011'.$C$7])" style:apply-style-name="Excel_5f_CondFormat_5f_1_5f_2_5f_1" style:base-cell-address="'vacances 2011'.L11"/>
      <style:map style:condition="is-true-formula(AND(['vacances 2011'.L$8]&gt;=['vacances 2011'.$D11];['vacances 2011'.L$8]&lt;['vacances 2011'.$D11]+['vacances 2011'.$I11]))" style:apply-style-name="Excel_5f_CondFormat_5f_1_5f_2_5f_2" style:base-cell-address="'vacances 2011'.L11"/>
      <style:map style:condition="is-true-formula(AND(['vacances 2011'.L$8]&gt;=['vacances 2011'.$D11];['vacances 2011'.L$8]&lt;=['vacances 2011'.$D11]+['vacances 2011'.$F11]-1))" style:apply-style-name="Excel_5f_CondFormat_5f_1_5f_2_5f_3" style:base-cell-address="'vacances 2011'.L11"/>
    </style:style>
    <style:style style:name="ce46" style:family="table-cell" style:parent-style-name="Default" style:data-style-name="N5116">
      <style:table-cell-properties fo:background-color="transparent"/>
      <style:text-properties fo:color="#ffffff"/>
    </style:style>
    <style:style style:name="ce47" style:family="table-cell" style:parent-style-name="Default" style:data-style-name="N152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 style:data-style-name="N152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c0c0c0" style:rotation-angle="90" style:rotation-align="none" style:shrink-to-fit="false" fo:border-top="none" style:vertical-align="middle"/>
      <style:paragraph-properties fo:text-align="center" fo:margin-left="0cm" style:writing-mode="page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e6e6e6"/>
    </style:style>
    <style:style style:name="gr1" style:family="graphic">
      <style:graphic-properties draw:stroke="solid" svg:stroke-width="0.026cm" svg:stroke-color="#000000" draw:marker-start="Extrémité_20_de_20_lign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bold" style:font-name-complex="Arial1" style:font-size-complex="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vacances 2011" table:style-name="ta1" table:print-ranges="'vacances 2011'.A9:'vacances 2011'.MD19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ce9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36" table:default-cell-style-name="Default"/>
        <table:table-column table:style-name="co8" table:default-cell-style-name="Default"/>
        <table:table-column table:style-name="co8" table:visibility="collapse" table:number-columns-repeated="653" table:default-cell-style-name="Default"/>
        <table:table-row table:style-name="ro1">
          <table:table-cell table:style-name="ce1" office:value-type="string">
            <text:p>Gantt Chart</text:p>
          </table:table-cell>
          <table:table-cell table:style-name="ce8"/>
          <table:table-cell table:style-name="ce16"/>
          <table:table-cell table:style-name="ce25" table:number-columns-repeated="3"/>
          <table:table-cell table:number-columns-repeated="990"/>
        </table:table-row>
        <table:table-row table:style-name="ro2">
          <table:table-cell table:style-name="ce2"/>
          <table:table-cell table:number-columns-repeated="995"/>
        </table:table-row>
        <table:table-row table:style-name="ro3">
          <table:table-cell/>
          <table:table-cell table:style-name="ce10" office:value-type="float" office:value="2010">
            <text:p>2010</text:p>
          </table:table-cell>
          <table:table-cell table:number-columns-repeated="994"/>
        </table:table-row>
        <table:table-row table:style-name="ro2">
          <table:table-cell/>
          <table:table-cell office:value-type="string">
            <text:p>CSCS</text:p>
          </table:table-cell>
          <table:table-cell table:number-columns-repeated="994"/>
        </table:table-row>
        <table:table-row table:style-name="ro2">
          <table:table-cell table:style-name="ce2"/>
          <table:table-cell table:number-columns-repeated="995"/>
        </table:table-row>
        <table:table-row table:style-name="ro2">
          <table:table-cell table:style-name="ce2"/>
          <table:table-cell table:style-name="ce11" office:value-type="string">
            <text:p>Written by</text:p>
          </table:table-cell>
          <table:table-cell table:style-name="ce18" office:value-type="string">
            <text:p>JGP</text:p>
          </table:table-cell>
          <table:table-cell table:style-name="ce26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3"/>
          <table:table-cell table:number-columns-repeated="990"/>
        </table:table-row>
        <table:table-row table:style-name="ro2">
          <table:table-cell table:style-name="ce2"/>
          <table:table-cell table:style-name="ce11" office:value-type="string">
            <text:p>Today :</text:p>
          </table:table-cell>
          <table:table-cell table:style-name="ce19" office:value-type="date" office:date-value="2010-10-15">
            <text:p>10/15/2010</text:p>
          </table:table-cell>
          <table:table-cell table:style-name="ce27" table:formula="of:=[.C7]" office:value-type="date" office:date-value="2010-10-15">
            <text:p>(Fri)</text:p>
          </table:table-cell>
          <table:table-cell table:style-name="ce32" office:value-type="string">
            <text:p>(vertical red line)</text:p>
          </table:table-cell>
          <table:table-cell table:style-name="ce33"/>
          <table:table-cell table:number-columns-repeated="990"/>
        </table:table-row>
        <table:table-row table:style-name="ro2">
          <table:table-cell table:style-name="ce3" office:value-type="string">
            <text:p>[42]</text:p>
          </table:table-cell>
          <table:table-cell table:style-name="ce11" office:value-type="string">
            <text:p>Start Date:</text:p>
          </table:table-cell>
          <table:table-cell table:style-name="ce20" office:value-type="date" office:date-value="2010-10-15">
            <text:p>10/15/2010</text:p>
          </table:table-cell>
          <table:table-cell table:style-name="ce27" table:formula="of:=[.C8]" office:value-type="date" office:date-value="2010-10-15">
            <text:p>(Fri)</text:p>
          </table:table-cell>
          <table:table-cell table:style-name="ce33"/>
          <table:table-cell table:style-name="ce36"/>
          <table:table-cell table:style-name="ce41" table:formula="of:=([.C8]-WEEKDAY([.C8];1)+[.D6])+7*[.E6]" office:value-type="date" office:date-value="2010-10-11">
            <text:p>10/11/2010</text:p>
          </table:table-cell>
          <table:table-cell table:style-name="ce46" table:formula="of:=[.G8]+1" office:value-type="date" office:date-value="2010-10-12">
            <text:p>10/12/2010</text:p>
          </table:table-cell>
          <table:table-cell table:style-name="ce46" table:formula="of:=[.H8]+1" office:value-type="date" office:date-value="2010-10-13">
            <text:p>10/13/2010</text:p>
          </table:table-cell>
          <table:table-cell table:style-name="ce46" table:formula="of:=[.I8]+1" office:value-type="date" office:date-value="2010-10-14">
            <text:p>10/14/2010</text:p>
          </table:table-cell>
          <table:table-cell table:style-name="ce46" table:formula="of:=[.J8]+1" office:value-type="date" office:date-value="2010-10-15">
            <text:p>10/15/2010</text:p>
          </table:table-cell>
          <table:table-cell table:style-name="ce46" table:formula="of:=[.K8]+1" office:value-type="date" office:date-value="2010-10-16">
            <text:p>10/16/2010</text:p>
          </table:table-cell>
          <table:table-cell table:style-name="ce46" table:formula="of:=[.L8]+1" office:value-type="date" office:date-value="2010-10-17">
            <text:p>10/17/2010</text:p>
          </table:table-cell>
          <table:table-cell table:style-name="ce46" table:formula="of:=[.M8]+1" office:value-type="date" office:date-value="2010-10-18">
            <text:p>10/18/2010</text:p>
          </table:table-cell>
          <table:table-cell table:style-name="ce46" table:formula="of:=[.N8]+1" office:value-type="date" office:date-value="2010-10-19">
            <text:p>10/19/2010</text:p>
          </table:table-cell>
          <table:table-cell table:style-name="ce46" table:formula="of:=[.O8]+1" office:value-type="date" office:date-value="2010-10-20">
            <text:p>10/20/2010</text:p>
          </table:table-cell>
          <table:table-cell table:style-name="ce46" table:formula="of:=[.P8]+1" office:value-type="date" office:date-value="2010-10-21">
            <text:p>10/21/2010</text:p>
          </table:table-cell>
          <table:table-cell table:style-name="ce46" table:formula="of:=[.Q8]+1" office:value-type="date" office:date-value="2010-10-22">
            <text:p>10/22/2010</text:p>
          </table:table-cell>
          <table:table-cell table:style-name="ce46" table:formula="of:=[.R8]+1" office:value-type="date" office:date-value="2010-10-23">
            <text:p>10/23/2010</text:p>
          </table:table-cell>
          <table:table-cell table:style-name="ce46" table:formula="of:=[.S8]+1" office:value-type="date" office:date-value="2010-10-24">
            <text:p>10/24/2010</text:p>
          </table:table-cell>
          <table:table-cell table:style-name="ce46" table:formula="of:=[.T8]+1" office:value-type="date" office:date-value="2010-10-25">
            <text:p>10/25/2010</text:p>
          </table:table-cell>
          <table:table-cell table:style-name="ce46" table:formula="of:=[.U8]+1" office:value-type="date" office:date-value="2010-10-26">
            <text:p>10/26/2010</text:p>
          </table:table-cell>
          <table:table-cell table:style-name="ce46" table:formula="of:=[.V8]+1" office:value-type="date" office:date-value="2010-10-27">
            <text:p>10/27/2010</text:p>
          </table:table-cell>
          <table:table-cell table:style-name="ce46" table:formula="of:=[.W8]+1" office:value-type="date" office:date-value="2010-10-28">
            <text:p>10/28/2010</text:p>
          </table:table-cell>
          <table:table-cell table:style-name="ce46" table:formula="of:=[.X8]+1" office:value-type="date" office:date-value="2010-10-29">
            <text:p>10/29/2010</text:p>
          </table:table-cell>
          <table:table-cell table:style-name="ce46" table:formula="of:=[.Y8]+1" office:value-type="date" office:date-value="2010-10-30">
            <text:p>10/30/2010</text:p>
          </table:table-cell>
          <table:table-cell table:style-name="ce46" table:formula="of:=[.Z8]+1" office:value-type="date" office:date-value="2010-10-31">
            <text:p>10/31/2010</text:p>
          </table:table-cell>
          <table:table-cell table:style-name="ce46" table:formula="of:=[.AA8]+1" office:value-type="date" office:date-value="2010-11-01">
            <text:p>11/1/2010</text:p>
          </table:table-cell>
          <table:table-cell table:style-name="ce46" table:formula="of:=[.AB8]+1" office:value-type="date" office:date-value="2010-11-02">
            <text:p>11/2/2010</text:p>
          </table:table-cell>
          <table:table-cell table:style-name="ce46" table:formula="of:=[.AC8]+1" office:value-type="date" office:date-value="2010-11-03">
            <text:p>11/3/2010</text:p>
          </table:table-cell>
          <table:table-cell table:style-name="ce46" table:formula="of:=[.AD8]+1" office:value-type="date" office:date-value="2010-11-04">
            <text:p>11/4/2010</text:p>
          </table:table-cell>
          <table:table-cell table:style-name="ce46" table:formula="of:=[.AE8]+1" office:value-type="date" office:date-value="2010-11-05">
            <text:p>11/5/2010</text:p>
          </table:table-cell>
          <table:table-cell table:style-name="ce46" table:formula="of:=[.AF8]+1" office:value-type="date" office:date-value="2010-11-06">
            <text:p>11/6/2010</text:p>
          </table:table-cell>
          <table:table-cell table:style-name="ce46" table:formula="of:=[.AG8]+1" office:value-type="date" office:date-value="2010-11-07">
            <text:p>11/7/2010</text:p>
          </table:table-cell>
          <table:table-cell table:style-name="ce46" table:formula="of:=[.AH8]+1" office:value-type="date" office:date-value="2010-11-08">
            <text:p>11/8/2010</text:p>
          </table:table-cell>
          <table:table-cell table:style-name="ce46" table:formula="of:=[.AI8]+1" office:value-type="date" office:date-value="2010-11-09">
            <text:p>11/9/2010</text:p>
          </table:table-cell>
          <table:table-cell table:style-name="ce46" table:formula="of:=[.AJ8]+1" office:value-type="date" office:date-value="2010-11-10">
            <text:p>11/10/2010</text:p>
          </table:table-cell>
          <table:table-cell table:style-name="ce46" table:formula="of:=[.AK8]+1" office:value-type="date" office:date-value="2010-11-11">
            <text:p>11/11/2010</text:p>
          </table:table-cell>
          <table:table-cell table:style-name="ce46" table:formula="of:=[.AL8]+1" office:value-type="date" office:date-value="2010-11-12">
            <text:p>11/12/2010</text:p>
          </table:table-cell>
          <table:table-cell table:style-name="ce46" table:formula="of:=[.AM8]+1" office:value-type="date" office:date-value="2010-11-13">
            <text:p>11/13/2010</text:p>
          </table:table-cell>
          <table:table-cell table:style-name="ce46" table:formula="of:=[.AN8]+1" office:value-type="date" office:date-value="2010-11-14">
            <text:p>11/14/2010</text:p>
          </table:table-cell>
          <table:table-cell table:style-name="ce46" table:formula="of:=[.AO8]+1" office:value-type="date" office:date-value="2010-11-15">
            <text:p>11/15/2010</text:p>
          </table:table-cell>
          <table:table-cell table:style-name="ce46" table:formula="of:=[.AP8]+1" office:value-type="date" office:date-value="2010-11-16">
            <text:p>11/16/2010</text:p>
          </table:table-cell>
          <table:table-cell table:style-name="ce46" table:formula="of:=[.AQ8]+1" office:value-type="date" office:date-value="2010-11-17">
            <text:p>11/17/2010</text:p>
          </table:table-cell>
          <table:table-cell table:style-name="ce46" table:formula="of:=[.AR8]+1" office:value-type="date" office:date-value="2010-11-18">
            <text:p>11/18/2010</text:p>
          </table:table-cell>
          <table:table-cell table:style-name="ce46" table:formula="of:=[.AS8]+1" office:value-type="date" office:date-value="2010-11-19">
            <text:p>11/19/2010</text:p>
          </table:table-cell>
          <table:table-cell table:style-name="ce46" table:formula="of:=[.AT8]+1" office:value-type="date" office:date-value="2010-11-20">
            <text:p>11/20/2010</text:p>
          </table:table-cell>
          <table:table-cell table:style-name="ce46" table:formula="of:=[.AU8]+1" office:value-type="date" office:date-value="2010-11-21">
            <text:p>11/21/2010</text:p>
          </table:table-cell>
          <table:table-cell table:style-name="ce46" table:formula="of:=[.AV8]+1" office:value-type="date" office:date-value="2010-11-22">
            <text:p>11/22/2010</text:p>
          </table:table-cell>
          <table:table-cell table:style-name="ce46" table:formula="of:=[.AW8]+1" office:value-type="date" office:date-value="2010-11-23">
            <text:p>11/23/2010</text:p>
          </table:table-cell>
          <table:table-cell table:style-name="ce46" table:formula="of:=[.AX8]+1" office:value-type="date" office:date-value="2010-11-24">
            <text:p>11/24/2010</text:p>
          </table:table-cell>
          <table:table-cell table:style-name="ce46" table:formula="of:=[.AY8]+1" office:value-type="date" office:date-value="2010-11-25">
            <text:p>11/25/2010</text:p>
          </table:table-cell>
          <table:table-cell table:style-name="ce46" table:formula="of:=[.AZ8]+1" office:value-type="date" office:date-value="2010-11-26">
            <text:p>11/26/2010</text:p>
          </table:table-cell>
          <table:table-cell table:style-name="ce46" table:formula="of:=[.BA8]+1" office:value-type="date" office:date-value="2010-11-27">
            <text:p>11/27/2010</text:p>
          </table:table-cell>
          <table:table-cell table:style-name="ce46" table:formula="of:=[.BB8]+1" office:value-type="date" office:date-value="2010-11-28">
            <text:p>11/28/2010</text:p>
          </table:table-cell>
          <table:table-cell table:style-name="ce46" table:formula="of:=[.BC8]+1" office:value-type="date" office:date-value="2010-11-29">
            <text:p>11/29/2010</text:p>
          </table:table-cell>
          <table:table-cell table:style-name="ce46" table:formula="of:=[.BD8]+1" office:value-type="date" office:date-value="2010-11-30">
            <text:p>11/30/2010</text:p>
          </table:table-cell>
          <table:table-cell table:style-name="ce46" table:formula="of:=[.BE8]+1" office:value-type="date" office:date-value="2010-12-01">
            <text:p>12/1/2010</text:p>
          </table:table-cell>
          <table:table-cell table:style-name="ce46" table:formula="of:=[.BF8]+1" office:value-type="date" office:date-value="2010-12-02">
            <text:p>12/2/2010</text:p>
          </table:table-cell>
          <table:table-cell table:style-name="ce46" table:formula="of:=[.BG8]+1" office:value-type="date" office:date-value="2010-12-03">
            <text:p>12/3/2010</text:p>
          </table:table-cell>
          <table:table-cell table:style-name="ce46" table:formula="of:=[.BH8]+1" office:value-type="date" office:date-value="2010-12-04">
            <text:p>12/4/2010</text:p>
          </table:table-cell>
          <table:table-cell table:style-name="ce46" table:formula="of:=[.BI8]+1" office:value-type="date" office:date-value="2010-12-05">
            <text:p>12/5/2010</text:p>
          </table:table-cell>
          <table:table-cell table:style-name="ce46" table:formula="of:=[.BJ8]+1" office:value-type="date" office:date-value="2010-12-06">
            <text:p>12/6/2010</text:p>
          </table:table-cell>
          <table:table-cell table:style-name="ce46" table:formula="of:=[.BK8]+1" office:value-type="date" office:date-value="2010-12-07">
            <text:p>12/7/2010</text:p>
          </table:table-cell>
          <table:table-cell table:style-name="ce46" table:formula="of:=[.BL8]+1" office:value-type="date" office:date-value="2010-12-08">
            <text:p>12/8/2010</text:p>
          </table:table-cell>
          <table:table-cell table:style-name="ce46" table:formula="of:=[.BM8]+1" office:value-type="date" office:date-value="2010-12-09">
            <text:p>12/9/2010</text:p>
          </table:table-cell>
          <table:table-cell table:style-name="ce46" table:formula="of:=[.BN8]+1" office:value-type="date" office:date-value="2010-12-10">
            <text:p>12/10/2010</text:p>
          </table:table-cell>
          <table:table-cell table:style-name="ce46" table:formula="of:=[.BO8]+1" office:value-type="date" office:date-value="2010-12-11">
            <text:p>12/11/2010</text:p>
          </table:table-cell>
          <table:table-cell table:style-name="ce46" table:formula="of:=[.BP8]+1" office:value-type="date" office:date-value="2010-12-12">
            <text:p>12/12/2010</text:p>
          </table:table-cell>
          <table:table-cell table:style-name="ce46" table:formula="of:=[.BQ8]+1" office:value-type="date" office:date-value="2010-12-13">
            <text:p>12/13/2010</text:p>
          </table:table-cell>
          <table:table-cell table:style-name="ce46" table:formula="of:=[.BR8]+1" office:value-type="date" office:date-value="2010-12-14">
            <text:p>12/14/2010</text:p>
          </table:table-cell>
          <table:table-cell table:style-name="ce46" table:formula="of:=[.BS8]+1" office:value-type="date" office:date-value="2010-12-15">
            <text:p>12/15/2010</text:p>
          </table:table-cell>
          <table:table-cell table:style-name="ce46" table:formula="of:=[.BT8]+1" office:value-type="date" office:date-value="2010-12-16">
            <text:p>12/16/2010</text:p>
          </table:table-cell>
          <table:table-cell table:style-name="ce46" table:formula="of:=[.BU8]+1" office:value-type="date" office:date-value="2010-12-17">
            <text:p>12/17/2010</text:p>
          </table:table-cell>
          <table:table-cell table:style-name="ce46" table:formula="of:=[.BV8]+1" office:value-type="date" office:date-value="2010-12-18">
            <text:p>12/18/2010</text:p>
          </table:table-cell>
          <table:table-cell table:style-name="ce46" table:formula="of:=[.BW8]+1" office:value-type="date" office:date-value="2010-12-19">
            <text:p>12/19/2010</text:p>
          </table:table-cell>
          <table:table-cell table:style-name="ce46" table:formula="of:=[.BX8]+1" office:value-type="date" office:date-value="2010-12-20">
            <text:p>12/20/2010</text:p>
          </table:table-cell>
          <table:table-cell table:style-name="ce46" table:formula="of:=[.BY8]+1" office:value-type="date" office:date-value="2010-12-21">
            <text:p>12/21/2010</text:p>
          </table:table-cell>
          <table:table-cell table:style-name="ce46" table:formula="of:=[.BZ8]+1" office:value-type="date" office:date-value="2010-12-22">
            <text:p>12/22/2010</text:p>
          </table:table-cell>
          <table:table-cell table:style-name="ce46" table:formula="of:=[.CA8]+1" office:value-type="date" office:date-value="2010-12-23">
            <text:p>12/23/2010</text:p>
          </table:table-cell>
          <table:table-cell table:style-name="ce46" table:formula="of:=[.CB8]+1" office:value-type="date" office:date-value="2010-12-24">
            <text:p>12/24/2010</text:p>
          </table:table-cell>
          <table:table-cell table:style-name="ce46" table:formula="of:=[.CC8]+1" office:value-type="date" office:date-value="2010-12-25">
            <text:p>12/25/2010</text:p>
          </table:table-cell>
          <table:table-cell table:style-name="ce46" table:formula="of:=[.CD8]+1" office:value-type="date" office:date-value="2010-12-26">
            <text:p>12/26/2010</text:p>
          </table:table-cell>
          <table:table-cell table:style-name="ce46" table:formula="of:=[.CE8]+1" office:value-type="date" office:date-value="2010-12-27">
            <text:p>12/27/2010</text:p>
          </table:table-cell>
          <table:table-cell table:style-name="ce46" table:formula="of:=[.CF8]+1" office:value-type="date" office:date-value="2010-12-28">
            <text:p>12/28/2010</text:p>
          </table:table-cell>
          <table:table-cell table:style-name="ce46" table:formula="of:=[.CG8]+1" office:value-type="date" office:date-value="2010-12-29">
            <text:p>12/29/2010</text:p>
          </table:table-cell>
          <table:table-cell table:style-name="ce46" table:formula="of:=[.CH8]+1" office:value-type="date" office:date-value="2010-12-30">
            <text:p>12/30/2010</text:p>
          </table:table-cell>
          <table:table-cell table:style-name="ce46" table:formula="of:=[.CI8]+1" office:value-type="date" office:date-value="2010-12-31">
            <text:p>12/31/2010</text:p>
          </table:table-cell>
          <table:table-cell table:style-name="ce46" table:formula="of:=[.CJ8]+1" office:value-type="date" office:date-value="2011-01-01">
            <text:p>1/1/2011</text:p>
          </table:table-cell>
          <table:table-cell table:style-name="ce46" table:formula="of:=[.CK8]+1" office:value-type="date" office:date-value="2011-01-02">
            <text:p>1/2/2011</text:p>
          </table:table-cell>
          <table:table-cell table:style-name="ce46" table:formula="of:=[.CL8]+1" office:value-type="date" office:date-value="2011-01-03">
            <text:p>1/3/2011</text:p>
          </table:table-cell>
          <table:table-cell table:style-name="ce46" table:formula="of:=[.CM8]+1" office:value-type="date" office:date-value="2011-01-04">
            <text:p>1/4/2011</text:p>
          </table:table-cell>
          <table:table-cell table:style-name="ce46" table:formula="of:=[.CN8]+1" office:value-type="date" office:date-value="2011-01-05">
            <text:p>1/5/2011</text:p>
          </table:table-cell>
          <table:table-cell table:style-name="ce46" table:formula="of:=[.CO8]+1" office:value-type="date" office:date-value="2011-01-06">
            <text:p>1/6/2011</text:p>
          </table:table-cell>
          <table:table-cell table:style-name="ce46" table:formula="of:=[.CP8]+1" office:value-type="date" office:date-value="2011-01-07">
            <text:p>1/7/2011</text:p>
          </table:table-cell>
          <table:table-cell table:style-name="ce46" table:formula="of:=[.CQ8]+1" office:value-type="date" office:date-value="2011-01-08">
            <text:p>1/8/2011</text:p>
          </table:table-cell>
          <table:table-cell table:style-name="ce46" table:formula="of:=[.CR8]+1" office:value-type="date" office:date-value="2011-01-09">
            <text:p>1/9/2011</text:p>
          </table:table-cell>
          <table:table-cell table:style-name="ce46" table:formula="of:=[.CS8]+1" office:value-type="date" office:date-value="2011-01-10">
            <text:p>1/10/2011</text:p>
          </table:table-cell>
          <table:table-cell table:style-name="ce46" table:formula="of:=[.CT8]+1" office:value-type="date" office:date-value="2011-01-11">
            <text:p>1/11/2011</text:p>
          </table:table-cell>
          <table:table-cell table:style-name="ce46" table:formula="of:=[.CU8]+1" office:value-type="date" office:date-value="2011-01-12">
            <text:p>1/12/2011</text:p>
          </table:table-cell>
          <table:table-cell table:style-name="ce46" table:formula="of:=[.CV8]+1" office:value-type="date" office:date-value="2011-01-13">
            <text:p>1/13/2011</text:p>
          </table:table-cell>
          <table:table-cell table:style-name="ce46" table:formula="of:=[.CW8]+1" office:value-type="date" office:date-value="2011-01-14">
            <text:p>1/14/2011</text:p>
          </table:table-cell>
          <table:table-cell table:style-name="ce46" table:formula="of:=[.CX8]+1" office:value-type="date" office:date-value="2011-01-15">
            <text:p>1/15/2011</text:p>
          </table:table-cell>
          <table:table-cell table:style-name="ce46" table:formula="of:=[.CY8]+1" office:value-type="date" office:date-value="2011-01-16">
            <text:p>1/16/2011</text:p>
          </table:table-cell>
          <table:table-cell table:style-name="ce46" table:formula="of:=[.CZ8]+1" office:value-type="date" office:date-value="2011-01-17">
            <text:p>1/17/2011</text:p>
          </table:table-cell>
          <table:table-cell table:style-name="ce46" table:formula="of:=[.DA8]+1" office:value-type="date" office:date-value="2011-01-18">
            <text:p>1/18/2011</text:p>
          </table:table-cell>
          <table:table-cell table:style-name="ce46" table:formula="of:=[.DB8]+1" office:value-type="date" office:date-value="2011-01-19">
            <text:p>1/19/2011</text:p>
          </table:table-cell>
          <table:table-cell table:style-name="ce46" table:formula="of:=[.DC8]+1" office:value-type="date" office:date-value="2011-01-20">
            <text:p>1/20/2011</text:p>
          </table:table-cell>
          <table:table-cell table:style-name="ce46" table:formula="of:=[.DD8]+1" office:value-type="date" office:date-value="2011-01-21">
            <text:p>1/21/2011</text:p>
          </table:table-cell>
          <table:table-cell table:style-name="ce46" table:formula="of:=[.DE8]+1" office:value-type="date" office:date-value="2011-01-22">
            <text:p>1/22/2011</text:p>
          </table:table-cell>
          <table:table-cell table:style-name="ce46" table:formula="of:=[.DF8]+1" office:value-type="date" office:date-value="2011-01-23">
            <text:p>1/23/2011</text:p>
          </table:table-cell>
          <table:table-cell table:style-name="ce46" table:formula="of:=[.DG8]+1" office:value-type="date" office:date-value="2011-01-24">
            <text:p>1/24/2011</text:p>
          </table:table-cell>
          <table:table-cell table:style-name="ce46" table:formula="of:=[.DH8]+1" office:value-type="date" office:date-value="2011-01-25">
            <text:p>1/25/2011</text:p>
          </table:table-cell>
          <table:table-cell table:style-name="ce46" table:formula="of:=[.DI8]+1" office:value-type="date" office:date-value="2011-01-26">
            <text:p>1/26/2011</text:p>
          </table:table-cell>
          <table:table-cell table:style-name="ce46" table:formula="of:=[.DJ8]+1" office:value-type="date" office:date-value="2011-01-27">
            <text:p>1/27/2011</text:p>
          </table:table-cell>
          <table:table-cell table:style-name="ce46" table:formula="of:=[.DK8]+1" office:value-type="date" office:date-value="2011-01-28">
            <text:p>1/28/2011</text:p>
          </table:table-cell>
          <table:table-cell table:style-name="ce46" table:formula="of:=[.DL8]+1" office:value-type="date" office:date-value="2011-01-29">
            <text:p>1/29/2011</text:p>
          </table:table-cell>
          <table:table-cell table:style-name="ce46" table:formula="of:=[.DM8]+1" office:value-type="date" office:date-value="2011-01-30">
            <text:p>1/30/2011</text:p>
          </table:table-cell>
          <table:table-cell table:style-name="ce46" table:formula="of:=[.DN8]+1" office:value-type="date" office:date-value="2011-01-31">
            <text:p>1/31/2011</text:p>
          </table:table-cell>
          <table:table-cell table:style-name="ce46" table:formula="of:=[.DO8]+1" office:value-type="date" office:date-value="2011-02-01">
            <text:p>2/1/2011</text:p>
          </table:table-cell>
          <table:table-cell table:style-name="ce46" table:formula="of:=[.DP8]+1" office:value-type="date" office:date-value="2011-02-02">
            <text:p>2/2/2011</text:p>
          </table:table-cell>
          <table:table-cell table:style-name="ce46" table:formula="of:=[.DQ8]+1" office:value-type="date" office:date-value="2011-02-03">
            <text:p>2/3/2011</text:p>
          </table:table-cell>
          <table:table-cell table:style-name="ce46" table:formula="of:=[.DR8]+1" office:value-type="date" office:date-value="2011-02-04">
            <text:p>2/4/2011</text:p>
          </table:table-cell>
          <table:table-cell table:style-name="ce46" table:formula="of:=[.DS8]+1" office:value-type="date" office:date-value="2011-02-05">
            <text:p>2/5/2011</text:p>
          </table:table-cell>
          <table:table-cell table:style-name="ce46" table:formula="of:=[.DT8]+1" office:value-type="date" office:date-value="2011-02-06">
            <text:p>2/6/2011</text:p>
          </table:table-cell>
          <table:table-cell table:style-name="ce46" table:formula="of:=[.DU8]+1" office:value-type="date" office:date-value="2011-02-07">
            <text:p>2/7/2011</text:p>
          </table:table-cell>
          <table:table-cell table:style-name="ce46" table:formula="of:=[.DV8]+1" office:value-type="date" office:date-value="2011-02-08">
            <text:p>2/8/2011</text:p>
          </table:table-cell>
          <table:table-cell table:style-name="ce46" table:formula="of:=[.DW8]+1" office:value-type="date" office:date-value="2011-02-09">
            <text:p>2/9/2011</text:p>
          </table:table-cell>
          <table:table-cell table:style-name="ce46" table:formula="of:=[.DX8]+1" office:value-type="date" office:date-value="2011-02-10">
            <text:p>2/10/2011</text:p>
          </table:table-cell>
          <table:table-cell table:style-name="ce46" table:formula="of:=[.DY8]+1" office:value-type="date" office:date-value="2011-02-11">
            <text:p>2/11/2011</text:p>
          </table:table-cell>
          <table:table-cell table:style-name="ce46" table:formula="of:=[.DZ8]+1" office:value-type="date" office:date-value="2011-02-12">
            <text:p>2/12/2011</text:p>
          </table:table-cell>
          <table:table-cell table:style-name="ce46" table:formula="of:=[.EA8]+1" office:value-type="date" office:date-value="2011-02-13">
            <text:p>2/13/2011</text:p>
          </table:table-cell>
          <table:table-cell table:style-name="ce46" table:formula="of:=[.EB8]+1" office:value-type="date" office:date-value="2011-02-14">
            <text:p>2/14/2011</text:p>
          </table:table-cell>
          <table:table-cell table:style-name="ce46" table:formula="of:=[.EC8]+1" office:value-type="date" office:date-value="2011-02-15">
            <text:p>2/15/2011</text:p>
          </table:table-cell>
          <table:table-cell table:style-name="ce46" table:formula="of:=[.ED8]+1" office:value-type="date" office:date-value="2011-02-16">
            <text:p>2/16/2011</text:p>
          </table:table-cell>
          <table:table-cell table:style-name="ce46" table:formula="of:=[.EE8]+1" office:value-type="date" office:date-value="2011-02-17">
            <text:p>2/17/2011</text:p>
          </table:table-cell>
          <table:table-cell table:style-name="ce46" table:formula="of:=[.EF8]+1" office:value-type="date" office:date-value="2011-02-18">
            <text:p>2/18/2011</text:p>
          </table:table-cell>
          <table:table-cell table:style-name="ce46" table:formula="of:=[.EG8]+1" office:value-type="date" office:date-value="2011-02-19">
            <text:p>2/19/2011</text:p>
          </table:table-cell>
          <table:table-cell table:style-name="ce46" table:formula="of:=[.EH8]+1" office:value-type="date" office:date-value="2011-02-20">
            <text:p>2/20/2011</text:p>
          </table:table-cell>
          <table:table-cell table:style-name="ce46" table:formula="of:=[.EI8]+1" office:value-type="date" office:date-value="2011-02-21">
            <text:p>2/21/2011</text:p>
          </table:table-cell>
          <table:table-cell table:style-name="ce46" table:formula="of:=[.EJ8]+1" office:value-type="date" office:date-value="2011-02-22">
            <text:p>2/22/2011</text:p>
          </table:table-cell>
          <table:table-cell table:style-name="ce46" table:formula="of:=[.EK8]+1" office:value-type="date" office:date-value="2011-02-23">
            <text:p>2/23/2011</text:p>
          </table:table-cell>
          <table:table-cell table:style-name="ce46" table:formula="of:=[.EL8]+1" office:value-type="date" office:date-value="2011-02-24">
            <text:p>2/24/2011</text:p>
          </table:table-cell>
          <table:table-cell table:style-name="ce46" table:formula="of:=[.EM8]+1" office:value-type="date" office:date-value="2011-02-25">
            <text:p>2/25/2011</text:p>
          </table:table-cell>
          <table:table-cell table:style-name="ce46" table:formula="of:=[.EN8]+1" office:value-type="date" office:date-value="2011-02-26">
            <text:p>2/26/2011</text:p>
          </table:table-cell>
          <table:table-cell table:style-name="ce46" table:formula="of:=[.EO8]+1" office:value-type="date" office:date-value="2011-02-27">
            <text:p>2/27/2011</text:p>
          </table:table-cell>
          <table:table-cell table:style-name="ce46" table:formula="of:=[.EP8]+1" office:value-type="date" office:date-value="2011-02-28">
            <text:p>2/28/2011</text:p>
          </table:table-cell>
          <table:table-cell table:style-name="ce46" table:formula="of:=[.EQ8]+1" office:value-type="date" office:date-value="2011-03-01">
            <text:p>3/1/2011</text:p>
          </table:table-cell>
          <table:table-cell table:style-name="ce46" table:formula="of:=[.ER8]+1" office:value-type="date" office:date-value="2011-03-02">
            <text:p>3/2/2011</text:p>
          </table:table-cell>
          <table:table-cell table:style-name="ce46" table:formula="of:=[.ES8]+1" office:value-type="date" office:date-value="2011-03-03">
            <text:p>3/3/2011</text:p>
          </table:table-cell>
          <table:table-cell table:style-name="ce46" table:formula="of:=[.ET8]+1" office:value-type="date" office:date-value="2011-03-04">
            <text:p>3/4/2011</text:p>
          </table:table-cell>
          <table:table-cell table:style-name="ce46" table:formula="of:=[.EU8]+1" office:value-type="date" office:date-value="2011-03-05">
            <text:p>3/5/2011</text:p>
          </table:table-cell>
          <table:table-cell table:style-name="ce46" table:formula="of:=[.EV8]+1" office:value-type="date" office:date-value="2011-03-06">
            <text:p>3/6/2011</text:p>
          </table:table-cell>
          <table:table-cell table:style-name="ce46" table:formula="of:=[.EW8]+1" office:value-type="date" office:date-value="2011-03-07">
            <text:p>3/7/2011</text:p>
          </table:table-cell>
          <table:table-cell table:style-name="ce46" table:formula="of:=[.EX8]+1" office:value-type="date" office:date-value="2011-03-08">
            <text:p>3/8/2011</text:p>
          </table:table-cell>
          <table:table-cell table:style-name="ce46" table:formula="of:=[.EY8]+1" office:value-type="date" office:date-value="2011-03-09">
            <text:p>3/9/2011</text:p>
          </table:table-cell>
          <table:table-cell table:style-name="ce46" table:formula="of:=[.EZ8]+1" office:value-type="date" office:date-value="2011-03-10">
            <text:p>3/10/2011</text:p>
          </table:table-cell>
          <table:table-cell table:style-name="ce46" table:formula="of:=[.FA8]+1" office:value-type="date" office:date-value="2011-03-11">
            <text:p>3/11/2011</text:p>
          </table:table-cell>
          <table:table-cell table:style-name="ce46" table:formula="of:=[.FB8]+1" office:value-type="date" office:date-value="2011-03-12">
            <text:p>3/12/2011</text:p>
          </table:table-cell>
          <table:table-cell table:style-name="ce46" table:formula="of:=[.FC8]+1" office:value-type="date" office:date-value="2011-03-13">
            <text:p>3/13/2011</text:p>
          </table:table-cell>
          <table:table-cell table:style-name="ce46" table:formula="of:=[.FD8]+1" office:value-type="date" office:date-value="2011-03-14">
            <text:p>3/14/2011</text:p>
          </table:table-cell>
          <table:table-cell table:style-name="ce46" table:formula="of:=[.FE8]+1" office:value-type="date" office:date-value="2011-03-15">
            <text:p>3/15/2011</text:p>
          </table:table-cell>
          <table:table-cell table:style-name="ce46" table:formula="of:=[.FF8]+1" office:value-type="date" office:date-value="2011-03-16">
            <text:p>3/16/2011</text:p>
          </table:table-cell>
          <table:table-cell table:style-name="ce46" table:formula="of:=[.FG8]+1" office:value-type="date" office:date-value="2011-03-17">
            <text:p>3/17/2011</text:p>
          </table:table-cell>
          <table:table-cell table:style-name="ce46" table:formula="of:=[.FH8]+1" office:value-type="date" office:date-value="2011-03-18">
            <text:p>3/18/2011</text:p>
          </table:table-cell>
          <table:table-cell table:style-name="ce46" table:formula="of:=[.FI8]+1" office:value-type="date" office:date-value="2011-03-19">
            <text:p>3/19/2011</text:p>
          </table:table-cell>
          <table:table-cell table:style-name="ce46" table:formula="of:=[.FJ8]+1" office:value-type="date" office:date-value="2011-03-20">
            <text:p>3/20/2011</text:p>
          </table:table-cell>
          <table:table-cell table:style-name="ce46" table:formula="of:=[.FK8]+1" office:value-type="date" office:date-value="2011-03-21">
            <text:p>3/21/2011</text:p>
          </table:table-cell>
          <table:table-cell table:style-name="ce46" table:formula="of:=[.FL8]+1" office:value-type="date" office:date-value="2011-03-22">
            <text:p>3/22/2011</text:p>
          </table:table-cell>
          <table:table-cell table:style-name="ce46" table:formula="of:=[.FM8]+1" office:value-type="date" office:date-value="2011-03-23">
            <text:p>3/23/2011</text:p>
          </table:table-cell>
          <table:table-cell table:style-name="ce46" table:formula="of:=[.FN8]+1" office:value-type="date" office:date-value="2011-03-24">
            <text:p>3/24/2011</text:p>
          </table:table-cell>
          <table:table-cell table:style-name="ce46" table:formula="of:=[.FO8]+1" office:value-type="date" office:date-value="2011-03-25">
            <text:p>3/25/2011</text:p>
          </table:table-cell>
          <table:table-cell table:style-name="ce46" table:formula="of:=[.FP8]+1" office:value-type="date" office:date-value="2011-03-26">
            <text:p>3/26/2011</text:p>
          </table:table-cell>
          <table:table-cell table:style-name="ce46" table:formula="of:=[.FQ8]+1" office:value-type="date" office:date-value="2011-03-27">
            <text:p>3/27/2011</text:p>
          </table:table-cell>
          <table:table-cell table:style-name="ce46" table:formula="of:=[.FR8]+1" office:value-type="date" office:date-value="2011-03-28">
            <text:p>3/28/2011</text:p>
          </table:table-cell>
          <table:table-cell table:style-name="ce46" table:formula="of:=[.FS8]+1" office:value-type="date" office:date-value="2011-03-29">
            <text:p>3/29/2011</text:p>
          </table:table-cell>
          <table:table-cell table:style-name="ce46" table:formula="of:=[.FT8]+1" office:value-type="date" office:date-value="2011-03-30">
            <text:p>3/30/2011</text:p>
          </table:table-cell>
          <table:table-cell table:style-name="ce46" table:formula="of:=[.FU8]+1" office:value-type="date" office:date-value="2011-03-31">
            <text:p>3/31/2011</text:p>
          </table:table-cell>
          <table:table-cell table:style-name="ce46" table:formula="of:=[.FV8]+1" office:value-type="date" office:date-value="2011-04-01">
            <text:p>4/1/2011</text:p>
          </table:table-cell>
          <table:table-cell table:style-name="ce46" table:formula="of:=[.FW8]+1" office:value-type="date" office:date-value="2011-04-02">
            <text:p>4/2/2011</text:p>
          </table:table-cell>
          <table:table-cell table:style-name="ce46" table:formula="of:=[.FX8]+1" office:value-type="date" office:date-value="2011-04-03">
            <text:p>4/3/2011</text:p>
          </table:table-cell>
          <table:table-cell table:style-name="ce46" table:formula="of:=[.FY8]+1" office:value-type="date" office:date-value="2011-04-04">
            <text:p>4/4/2011</text:p>
          </table:table-cell>
          <table:table-cell table:style-name="ce46" table:formula="of:=[.FZ8]+1" office:value-type="date" office:date-value="2011-04-05">
            <text:p>4/5/2011</text:p>
          </table:table-cell>
          <table:table-cell table:style-name="ce46" table:formula="of:=[.GA8]+1" office:value-type="date" office:date-value="2011-04-06">
            <text:p>4/6/2011</text:p>
          </table:table-cell>
          <table:table-cell table:style-name="ce46" table:formula="of:=[.GB8]+1" office:value-type="date" office:date-value="2011-04-07">
            <text:p>4/7/2011</text:p>
          </table:table-cell>
          <table:table-cell table:style-name="ce46" table:formula="of:=[.GC8]+1" office:value-type="date" office:date-value="2011-04-08">
            <text:p>4/8/2011</text:p>
          </table:table-cell>
          <table:table-cell table:style-name="ce46" table:formula="of:=[.GD8]+1" office:value-type="date" office:date-value="2011-04-09">
            <text:p>4/9/2011</text:p>
          </table:table-cell>
          <table:table-cell table:style-name="ce46" table:formula="of:=[.GE8]+1" office:value-type="date" office:date-value="2011-04-10">
            <text:p>4/10/2011</text:p>
          </table:table-cell>
          <table:table-cell table:style-name="ce46" table:formula="of:=[.GF8]+1" office:value-type="date" office:date-value="2011-04-11">
            <text:p>4/11/2011</text:p>
          </table:table-cell>
          <table:table-cell table:style-name="ce46" table:formula="of:=[.GG8]+1" office:value-type="date" office:date-value="2011-04-12">
            <text:p>4/12/2011</text:p>
          </table:table-cell>
          <table:table-cell table:style-name="ce46" table:formula="of:=[.GH8]+1" office:value-type="date" office:date-value="2011-04-13">
            <text:p>4/13/2011</text:p>
          </table:table-cell>
          <table:table-cell table:style-name="ce46" table:formula="of:=[.GI8]+1" office:value-type="date" office:date-value="2011-04-14">
            <text:p>4/14/2011</text:p>
          </table:table-cell>
          <table:table-cell table:style-name="ce46" table:formula="of:=[.GJ8]+1" office:value-type="date" office:date-value="2011-04-15">
            <text:p>4/15/2011</text:p>
          </table:table-cell>
          <table:table-cell table:style-name="ce46" table:formula="of:=[.GK8]+1" office:value-type="date" office:date-value="2011-04-16">
            <text:p>4/16/2011</text:p>
          </table:table-cell>
          <table:table-cell table:style-name="ce46" table:formula="of:=[.GL8]+1" office:value-type="date" office:date-value="2011-04-17">
            <text:p>4/17/2011</text:p>
          </table:table-cell>
          <table:table-cell table:style-name="ce46" table:formula="of:=[.GM8]+1" office:value-type="date" office:date-value="2011-04-18">
            <text:p>4/18/2011</text:p>
          </table:table-cell>
          <table:table-cell table:style-name="ce46" table:formula="of:=[.GN8]+1" office:value-type="date" office:date-value="2011-04-19">
            <text:p>4/19/2011</text:p>
          </table:table-cell>
          <table:table-cell table:style-name="ce46" table:formula="of:=[.GO8]+1" office:value-type="date" office:date-value="2011-04-20">
            <text:p>4/20/2011</text:p>
          </table:table-cell>
          <table:table-cell table:style-name="ce46" table:formula="of:=[.GP8]+1" office:value-type="date" office:date-value="2011-04-21">
            <text:p>4/21/2011</text:p>
          </table:table-cell>
          <table:table-cell table:style-name="ce46" table:formula="of:=[.GQ8]+1" office:value-type="date" office:date-value="2011-04-22">
            <text:p>4/22/2011</text:p>
          </table:table-cell>
          <table:table-cell table:style-name="ce46" table:formula="of:=[.GR8]+1" office:value-type="date" office:date-value="2011-04-23">
            <text:p>4/23/2011</text:p>
          </table:table-cell>
          <table:table-cell table:style-name="ce46" table:formula="of:=[.GS8]+1" office:value-type="date" office:date-value="2011-04-24">
            <text:p>4/24/2011</text:p>
          </table:table-cell>
          <table:table-cell table:style-name="ce46" table:formula="of:=[.GT8]+1" office:value-type="date" office:date-value="2011-04-25">
            <text:p>4/25/2011</text:p>
          </table:table-cell>
          <table:table-cell table:style-name="ce46" table:formula="of:=[.GU8]+1" office:value-type="date" office:date-value="2011-04-26">
            <text:p>4/26/2011</text:p>
          </table:table-cell>
          <table:table-cell table:style-name="ce46" table:formula="of:=[.GV8]+1" office:value-type="date" office:date-value="2011-04-27">
            <text:p>4/27/2011</text:p>
          </table:table-cell>
          <table:table-cell table:style-name="ce46" table:formula="of:=[.GW8]+1" office:value-type="date" office:date-value="2011-04-28">
            <text:p>4/28/2011</text:p>
          </table:table-cell>
          <table:table-cell table:style-name="ce46" table:formula="of:=[.GX8]+1" office:value-type="date" office:date-value="2011-04-29">
            <text:p>4/29/2011</text:p>
          </table:table-cell>
          <table:table-cell table:style-name="ce46" table:formula="of:=[.GY8]+1" office:value-type="date" office:date-value="2011-04-30">
            <text:p>4/30/2011</text:p>
          </table:table-cell>
          <table:table-cell table:style-name="ce46" table:formula="of:=[.GZ8]+1" office:value-type="date" office:date-value="2011-05-01">
            <text:p>5/1/2011</text:p>
          </table:table-cell>
          <table:table-cell table:style-name="ce46" table:formula="of:=[.HA8]+1" office:value-type="date" office:date-value="2011-05-02">
            <text:p>5/2/2011</text:p>
          </table:table-cell>
          <table:table-cell table:style-name="ce46" table:formula="of:=[.HB8]+1" office:value-type="date" office:date-value="2011-05-03">
            <text:p>5/3/2011</text:p>
          </table:table-cell>
          <table:table-cell table:style-name="ce46" table:formula="of:=[.HC8]+1" office:value-type="date" office:date-value="2011-05-04">
            <text:p>5/4/2011</text:p>
          </table:table-cell>
          <table:table-cell table:style-name="ce46" table:formula="of:=[.HD8]+1" office:value-type="date" office:date-value="2011-05-05">
            <text:p>5/5/2011</text:p>
          </table:table-cell>
          <table:table-cell table:style-name="ce46" table:formula="of:=[.HE8]+1" office:value-type="date" office:date-value="2011-05-06">
            <text:p>5/6/2011</text:p>
          </table:table-cell>
          <table:table-cell table:style-name="ce46" table:formula="of:=[.HF8]+1" office:value-type="date" office:date-value="2011-05-07">
            <text:p>5/7/2011</text:p>
          </table:table-cell>
          <table:table-cell table:style-name="ce46" table:formula="of:=[.HG8]+1" office:value-type="date" office:date-value="2011-05-08">
            <text:p>5/8/2011</text:p>
          </table:table-cell>
          <table:table-cell table:style-name="ce46" table:formula="of:=[.HH8]+1" office:value-type="date" office:date-value="2011-05-09">
            <text:p>5/9/2011</text:p>
          </table:table-cell>
          <table:table-cell table:style-name="ce46" table:formula="of:=[.HI8]+1" office:value-type="date" office:date-value="2011-05-10">
            <text:p>5/10/2011</text:p>
          </table:table-cell>
          <table:table-cell table:style-name="ce46" table:formula="of:=[.HJ8]+1" office:value-type="date" office:date-value="2011-05-11">
            <text:p>5/11/2011</text:p>
          </table:table-cell>
          <table:table-cell table:style-name="ce46" table:formula="of:=[.HK8]+1" office:value-type="date" office:date-value="2011-05-12">
            <text:p>5/12/2011</text:p>
          </table:table-cell>
          <table:table-cell table:style-name="ce46" table:formula="of:=[.HL8]+1" office:value-type="date" office:date-value="2011-05-13">
            <text:p>5/13/2011</text:p>
          </table:table-cell>
          <table:table-cell table:style-name="ce46" table:formula="of:=[.HM8]+1" office:value-type="date" office:date-value="2011-05-14">
            <text:p>5/14/2011</text:p>
          </table:table-cell>
          <table:table-cell table:style-name="ce46" table:formula="of:=[.HN8]+1" office:value-type="date" office:date-value="2011-05-15">
            <text:p>5/15/2011</text:p>
          </table:table-cell>
          <table:table-cell table:style-name="ce46" table:formula="of:=[.HO8]+1" office:value-type="date" office:date-value="2011-05-16">
            <text:p>5/16/2011</text:p>
          </table:table-cell>
          <table:table-cell table:style-name="ce46" table:formula="of:=[.HP8]+1" office:value-type="date" office:date-value="2011-05-17">
            <text:p>5/17/2011</text:p>
          </table:table-cell>
          <table:table-cell table:style-name="ce46" table:formula="of:=[.HQ8]+1" office:value-type="date" office:date-value="2011-05-18">
            <text:p>5/18/2011</text:p>
          </table:table-cell>
          <table:table-cell table:style-name="ce46" table:formula="of:=[.HR8]+1" office:value-type="date" office:date-value="2011-05-19">
            <text:p>5/19/2011</text:p>
          </table:table-cell>
          <table:table-cell table:style-name="ce46" table:formula="of:=[.HS8]+1" office:value-type="date" office:date-value="2011-05-20">
            <text:p>5/20/2011</text:p>
          </table:table-cell>
          <table:table-cell table:style-name="ce46" table:formula="of:=[.HT8]+1" office:value-type="date" office:date-value="2011-05-21">
            <text:p>5/21/2011</text:p>
          </table:table-cell>
          <table:table-cell table:style-name="ce46" table:formula="of:=[.HU8]+1" office:value-type="date" office:date-value="2011-05-22">
            <text:p>5/22/2011</text:p>
          </table:table-cell>
          <table:table-cell table:style-name="ce46" table:formula="of:=[.HV8]+1" office:value-type="date" office:date-value="2011-05-23">
            <text:p>5/23/2011</text:p>
          </table:table-cell>
          <table:table-cell table:style-name="ce46" table:formula="of:=[.HW8]+1" office:value-type="date" office:date-value="2011-05-24">
            <text:p>5/24/2011</text:p>
          </table:table-cell>
          <table:table-cell table:style-name="ce46" table:formula="of:=[.HX8]+1" office:value-type="date" office:date-value="2011-05-25">
            <text:p>5/25/2011</text:p>
          </table:table-cell>
          <table:table-cell table:style-name="ce46" table:formula="of:=[.HY8]+1" office:value-type="date" office:date-value="2011-05-26">
            <text:p>5/26/2011</text:p>
          </table:table-cell>
          <table:table-cell table:style-name="ce46" table:formula="of:=[.HZ8]+1" office:value-type="date" office:date-value="2011-05-27">
            <text:p>5/27/2011</text:p>
          </table:table-cell>
          <table:table-cell table:style-name="ce46" table:formula="of:=[.IA8]+1" office:value-type="date" office:date-value="2011-05-28">
            <text:p>5/28/2011</text:p>
          </table:table-cell>
          <table:table-cell table:style-name="ce46" table:formula="of:=[.IB8]+1" office:value-type="date" office:date-value="2011-05-29">
            <text:p>5/29/2011</text:p>
          </table:table-cell>
          <table:table-cell table:style-name="ce46" table:formula="of:=[.IC8]+1" office:value-type="date" office:date-value="2011-05-30">
            <text:p>5/30/2011</text:p>
          </table:table-cell>
          <table:table-cell table:style-name="ce46" table:formula="of:=[.ID8]+1" office:value-type="date" office:date-value="2011-05-31">
            <text:p>5/31/2011</text:p>
          </table:table-cell>
          <table:table-cell table:style-name="ce46" table:formula="of:=[.IE8]+1" office:value-type="date" office:date-value="2011-06-01">
            <text:p>6/1/2011</text:p>
          </table:table-cell>
          <table:table-cell table:style-name="ce46" table:formula="of:=[.IF8]+1" office:value-type="date" office:date-value="2011-06-02">
            <text:p>6/2/2011</text:p>
          </table:table-cell>
          <table:table-cell table:style-name="ce46" table:formula="of:=[.IG8]+1" office:value-type="date" office:date-value="2011-06-03">
            <text:p>6/3/2011</text:p>
          </table:table-cell>
          <table:table-cell table:style-name="ce46" table:formula="of:=[.IH8]+1" office:value-type="date" office:date-value="2011-06-04">
            <text:p>6/4/2011</text:p>
          </table:table-cell>
          <table:table-cell table:style-name="ce46" table:formula="of:=[.II8]+1" office:value-type="date" office:date-value="2011-06-05">
            <text:p>6/5/2011</text:p>
          </table:table-cell>
          <table:table-cell table:style-name="ce46" table:formula="of:=[.IJ8]+1" office:value-type="date" office:date-value="2011-06-06">
            <text:p>6/6/2011</text:p>
          </table:table-cell>
          <table:table-cell table:style-name="ce46" table:formula="of:=[.IK8]+1" office:value-type="date" office:date-value="2011-06-07">
            <text:p>6/7/2011</text:p>
          </table:table-cell>
          <table:table-cell table:style-name="ce46" table:formula="of:=[.IL8]+1" office:value-type="date" office:date-value="2011-06-08">
            <text:p>6/8/2011</text:p>
          </table:table-cell>
          <table:table-cell table:style-name="ce46" table:formula="of:=[.IM8]+1" office:value-type="date" office:date-value="2011-06-09">
            <text:p>6/9/2011</text:p>
          </table:table-cell>
          <table:table-cell table:style-name="ce46" table:formula="of:=[.IN8]+1" office:value-type="date" office:date-value="2011-06-10">
            <text:p>6/10/2011</text:p>
          </table:table-cell>
          <table:table-cell table:style-name="ce46" table:formula="of:=[.IO8]+1" office:value-type="date" office:date-value="2011-06-11">
            <text:p>6/11/2011</text:p>
          </table:table-cell>
          <table:table-cell table:style-name="ce46" table:formula="of:=[.IP8]+1" office:value-type="date" office:date-value="2011-06-12">
            <text:p>6/12/2011</text:p>
          </table:table-cell>
          <table:table-cell table:style-name="ce46" table:formula="of:=[.IQ8]+1" office:value-type="date" office:date-value="2011-06-13">
            <text:p>6/13/2011</text:p>
          </table:table-cell>
          <table:table-cell table:style-name="ce46" table:formula="of:=[.IR8]+1" office:value-type="date" office:date-value="2011-06-14">
            <text:p>6/14/2011</text:p>
          </table:table-cell>
          <table:table-cell table:style-name="ce46" table:formula="of:=[.IS8]+1" office:value-type="date" office:date-value="2011-06-15">
            <text:p>6/15/2011</text:p>
          </table:table-cell>
          <table:table-cell table:style-name="ce46" table:formula="of:=[.IT8]+1" office:value-type="date" office:date-value="2011-06-16">
            <text:p>6/16/2011</text:p>
          </table:table-cell>
          <table:table-cell table:style-name="ce46" table:formula="of:=[.IU8]+1" office:value-type="date" office:date-value="2011-06-17">
            <text:p>6/17/2011</text:p>
          </table:table-cell>
          <table:table-cell table:style-name="ce46" table:formula="of:=[.IV8]+1" office:value-type="date" office:date-value="2011-06-18">
            <text:p>6/18/2011</text:p>
          </table:table-cell>
          <table:table-cell table:style-name="ce46" table:formula="of:=[.IW8]+1" office:value-type="date" office:date-value="2011-06-19">
            <text:p>6/19/2011</text:p>
          </table:table-cell>
          <table:table-cell table:style-name="ce46" table:formula="of:=[.IX8]+1" office:value-type="date" office:date-value="2011-06-20">
            <text:p>6/20/2011</text:p>
          </table:table-cell>
          <table:table-cell table:style-name="ce46" table:formula="of:=[.IY8]+1" office:value-type="date" office:date-value="2011-06-21">
            <text:p>6/21/2011</text:p>
          </table:table-cell>
          <table:table-cell table:style-name="ce46" table:formula="of:=[.IZ8]+1" office:value-type="date" office:date-value="2011-06-22">
            <text:p>6/22/2011</text:p>
          </table:table-cell>
          <table:table-cell table:style-name="ce46" table:formula="of:=[.JA8]+1" office:value-type="date" office:date-value="2011-06-23">
            <text:p>6/23/2011</text:p>
          </table:table-cell>
          <table:table-cell table:style-name="ce46" table:formula="of:=[.JB8]+1" office:value-type="date" office:date-value="2011-06-24">
            <text:p>6/24/2011</text:p>
          </table:table-cell>
          <table:table-cell table:style-name="ce46" table:formula="of:=[.JC8]+1" office:value-type="date" office:date-value="2011-06-25">
            <text:p>6/25/2011</text:p>
          </table:table-cell>
          <table:table-cell table:style-name="ce46" table:formula="of:=[.JD8]+1" office:value-type="date" office:date-value="2011-06-26">
            <text:p>6/26/2011</text:p>
          </table:table-cell>
          <table:table-cell table:style-name="ce46" table:formula="of:=[.JE8]+1" office:value-type="date" office:date-value="2011-06-27">
            <text:p>6/27/2011</text:p>
          </table:table-cell>
          <table:table-cell table:style-name="ce46" table:formula="of:=[.JF8]+1" office:value-type="date" office:date-value="2011-06-28">
            <text:p>6/28/2011</text:p>
          </table:table-cell>
          <table:table-cell table:style-name="ce46" table:formula="of:=[.JG8]+1" office:value-type="date" office:date-value="2011-06-29">
            <text:p>6/29/2011</text:p>
          </table:table-cell>
          <table:table-cell table:style-name="ce46" table:formula="of:=[.JH8]+1" office:value-type="date" office:date-value="2011-06-30">
            <text:p>6/30/2011</text:p>
          </table:table-cell>
          <table:table-cell table:style-name="ce46" table:formula="of:=[.JI8]+1" office:value-type="date" office:date-value="2011-07-01">
            <text:p>7/1/2011</text:p>
          </table:table-cell>
          <table:table-cell table:style-name="ce46" table:formula="of:=[.JJ8]+1" office:value-type="date" office:date-value="2011-07-02">
            <text:p>7/2/2011</text:p>
          </table:table-cell>
          <table:table-cell table:style-name="ce46" table:formula="of:=[.JK8]+1" office:value-type="date" office:date-value="2011-07-03">
            <text:p>7/3/2011</text:p>
          </table:table-cell>
          <table:table-cell table:style-name="ce46" table:formula="of:=[.JL8]+1" office:value-type="date" office:date-value="2011-07-04">
            <text:p>7/4/2011</text:p>
          </table:table-cell>
          <table:table-cell table:style-name="ce46" table:formula="of:=[.JM8]+1" office:value-type="date" office:date-value="2011-07-05">
            <text:p>7/5/2011</text:p>
          </table:table-cell>
          <table:table-cell table:style-name="ce46" table:formula="of:=[.JN8]+1" office:value-type="date" office:date-value="2011-07-06">
            <text:p>7/6/2011</text:p>
          </table:table-cell>
          <table:table-cell table:style-name="ce46" table:formula="of:=[.JO8]+1" office:value-type="date" office:date-value="2011-07-07">
            <text:p>7/7/2011</text:p>
          </table:table-cell>
          <table:table-cell table:style-name="ce46" table:formula="of:=[.JP8]+1" office:value-type="date" office:date-value="2011-07-08">
            <text:p>7/8/2011</text:p>
          </table:table-cell>
          <table:table-cell table:style-name="ce46" table:formula="of:=[.JQ8]+1" office:value-type="date" office:date-value="2011-07-09">
            <text:p>7/9/2011</text:p>
          </table:table-cell>
          <table:table-cell table:style-name="ce46" table:formula="of:=[.JR8]+1" office:value-type="date" office:date-value="2011-07-10">
            <text:p>7/10/2011</text:p>
          </table:table-cell>
          <table:table-cell table:style-name="ce46" table:formula="of:=[.JS8]+1" office:value-type="date" office:date-value="2011-07-11">
            <text:p>7/11/2011</text:p>
          </table:table-cell>
          <table:table-cell table:style-name="ce46" table:formula="of:=[.JT8]+1" office:value-type="date" office:date-value="2011-07-12">
            <text:p>7/12/2011</text:p>
          </table:table-cell>
          <table:table-cell table:style-name="ce46" table:formula="of:=[.JU8]+1" office:value-type="date" office:date-value="2011-07-13">
            <text:p>7/13/2011</text:p>
          </table:table-cell>
          <table:table-cell table:style-name="ce46" table:formula="of:=[.JV8]+1" office:value-type="date" office:date-value="2011-07-14">
            <text:p>7/14/2011</text:p>
          </table:table-cell>
          <table:table-cell table:style-name="ce46" table:formula="of:=[.JW8]+1" office:value-type="date" office:date-value="2011-07-15">
            <text:p>7/15/2011</text:p>
          </table:table-cell>
          <table:table-cell table:style-name="ce46" table:formula="of:=[.JX8]+1" office:value-type="date" office:date-value="2011-07-16">
            <text:p>7/16/2011</text:p>
          </table:table-cell>
          <table:table-cell table:style-name="ce46" table:formula="of:=[.JY8]+1" office:value-type="date" office:date-value="2011-07-17">
            <text:p>7/17/2011</text:p>
          </table:table-cell>
          <table:table-cell table:style-name="ce46" table:formula="of:=[.JZ8]+1" office:value-type="date" office:date-value="2011-07-18">
            <text:p>7/18/2011</text:p>
          </table:table-cell>
          <table:table-cell table:style-name="ce46" table:formula="of:=[.KA8]+1" office:value-type="date" office:date-value="2011-07-19">
            <text:p>7/19/2011</text:p>
          </table:table-cell>
          <table:table-cell table:style-name="ce46" table:formula="of:=[.KB8]+1" office:value-type="date" office:date-value="2011-07-20">
            <text:p>7/20/2011</text:p>
          </table:table-cell>
          <table:table-cell table:style-name="ce46" table:formula="of:=[.KC8]+1" office:value-type="date" office:date-value="2011-07-21">
            <text:p>7/21/2011</text:p>
          </table:table-cell>
          <table:table-cell table:style-name="ce46" table:formula="of:=[.KD8]+1" office:value-type="date" office:date-value="2011-07-22">
            <text:p>7/22/2011</text:p>
          </table:table-cell>
          <table:table-cell table:style-name="ce46" table:formula="of:=[.KE8]+1" office:value-type="date" office:date-value="2011-07-23">
            <text:p>7/23/2011</text:p>
          </table:table-cell>
          <table:table-cell table:style-name="ce46" table:formula="of:=[.KF8]+1" office:value-type="date" office:date-value="2011-07-24">
            <text:p>7/24/2011</text:p>
          </table:table-cell>
          <table:table-cell table:style-name="ce46" table:formula="of:=[.KG8]+1" office:value-type="date" office:date-value="2011-07-25">
            <text:p>7/25/2011</text:p>
          </table:table-cell>
          <table:table-cell table:style-name="ce46" table:formula="of:=[.KH8]+1" office:value-type="date" office:date-value="2011-07-26">
            <text:p>7/26/2011</text:p>
          </table:table-cell>
          <table:table-cell table:style-name="ce46" table:formula="of:=[.KI8]+1" office:value-type="date" office:date-value="2011-07-27">
            <text:p>7/27/2011</text:p>
          </table:table-cell>
          <table:table-cell table:style-name="ce46" table:formula="of:=[.KJ8]+1" office:value-type="date" office:date-value="2011-07-28">
            <text:p>7/28/2011</text:p>
          </table:table-cell>
          <table:table-cell table:style-name="ce46" table:formula="of:=[.KK8]+1" office:value-type="date" office:date-value="2011-07-29">
            <text:p>7/29/2011</text:p>
          </table:table-cell>
          <table:table-cell table:style-name="ce46" table:formula="of:=[.KL8]+1" office:value-type="date" office:date-value="2011-07-30">
            <text:p>7/30/2011</text:p>
          </table:table-cell>
          <table:table-cell table:style-name="ce46" table:formula="of:=[.KM8]+1" office:value-type="date" office:date-value="2011-07-31">
            <text:p>7/31/2011</text:p>
          </table:table-cell>
          <table:table-cell table:style-name="ce46" table:formula="of:=[.KN8]+1" office:value-type="date" office:date-value="2011-08-01">
            <text:p>8/1/2011</text:p>
          </table:table-cell>
          <table:table-cell table:style-name="ce46" table:formula="of:=[.KO8]+1" office:value-type="date" office:date-value="2011-08-02">
            <text:p>8/2/2011</text:p>
          </table:table-cell>
          <table:table-cell table:style-name="ce46" table:formula="of:=[.KP8]+1" office:value-type="date" office:date-value="2011-08-03">
            <text:p>8/3/2011</text:p>
          </table:table-cell>
          <table:table-cell table:style-name="ce46" table:formula="of:=[.KQ8]+1" office:value-type="date" office:date-value="2011-08-04">
            <text:p>8/4/2011</text:p>
          </table:table-cell>
          <table:table-cell table:style-name="ce46" table:formula="of:=[.KR8]+1" office:value-type="date" office:date-value="2011-08-05">
            <text:p>8/5/2011</text:p>
          </table:table-cell>
          <table:table-cell table:style-name="ce46" table:formula="of:=[.KS8]+1" office:value-type="date" office:date-value="2011-08-06">
            <text:p>8/6/2011</text:p>
          </table:table-cell>
          <table:table-cell table:style-name="ce46" table:formula="of:=[.KT8]+1" office:value-type="date" office:date-value="2011-08-07">
            <text:p>8/7/2011</text:p>
          </table:table-cell>
          <table:table-cell table:style-name="ce46" table:formula="of:=[.KU8]+1" office:value-type="date" office:date-value="2011-08-08">
            <text:p>8/8/2011</text:p>
          </table:table-cell>
          <table:table-cell table:style-name="ce46" table:formula="of:=[.KV8]+1" office:value-type="date" office:date-value="2011-08-09">
            <text:p>8/9/2011</text:p>
          </table:table-cell>
          <table:table-cell table:style-name="ce46" table:formula="of:=[.KW8]+1" office:value-type="date" office:date-value="2011-08-10">
            <text:p>8/10/2011</text:p>
          </table:table-cell>
          <table:table-cell table:style-name="ce46" table:formula="of:=[.KX8]+1" office:value-type="date" office:date-value="2011-08-11">
            <text:p>8/11/2011</text:p>
          </table:table-cell>
          <table:table-cell table:style-name="ce46" table:formula="of:=[.KY8]+1" office:value-type="date" office:date-value="2011-08-12">
            <text:p>8/12/2011</text:p>
          </table:table-cell>
          <table:table-cell table:style-name="ce46" table:formula="of:=[.KZ8]+1" office:value-type="date" office:date-value="2011-08-13">
            <text:p>8/13/2011</text:p>
          </table:table-cell>
          <table:table-cell table:style-name="ce46" table:formula="of:=[.LA8]+1" office:value-type="date" office:date-value="2011-08-14">
            <text:p>8/14/2011</text:p>
          </table:table-cell>
          <table:table-cell table:style-name="ce46" table:formula="of:=[.LB8]+1" office:value-type="date" office:date-value="2011-08-15">
            <text:p>8/15/2011</text:p>
          </table:table-cell>
          <table:table-cell table:style-name="ce46" table:formula="of:=[.LC8]+1" office:value-type="date" office:date-value="2011-08-16">
            <text:p>8/16/2011</text:p>
          </table:table-cell>
          <table:table-cell table:style-name="ce46" table:formula="of:=[.LD8]+1" office:value-type="date" office:date-value="2011-08-17">
            <text:p>8/17/2011</text:p>
          </table:table-cell>
          <table:table-cell table:style-name="ce46" table:formula="of:=[.LE8]+1" office:value-type="date" office:date-value="2011-08-18">
            <text:p>8/18/2011</text:p>
          </table:table-cell>
          <table:table-cell table:style-name="ce46" table:formula="of:=[.LF8]+1" office:value-type="date" office:date-value="2011-08-19">
            <text:p>8/19/2011</text:p>
          </table:table-cell>
          <table:table-cell table:style-name="ce46" table:formula="of:=[.LG8]+1" office:value-type="date" office:date-value="2011-08-20">
            <text:p>8/20/2011</text:p>
          </table:table-cell>
          <table:table-cell table:style-name="ce46" table:formula="of:=[.LH8]+1" office:value-type="date" office:date-value="2011-08-21">
            <text:p>8/21/2011</text:p>
          </table:table-cell>
          <table:table-cell table:style-name="ce46" table:formula="of:=[.LI8]+1" office:value-type="date" office:date-value="2011-08-22">
            <text:p>8/22/2011</text:p>
          </table:table-cell>
          <table:table-cell table:style-name="ce46" table:formula="of:=[.LJ8]+1" office:value-type="date" office:date-value="2011-08-23">
            <text:p>8/23/2011</text:p>
          </table:table-cell>
          <table:table-cell table:style-name="ce46" table:formula="of:=[.LK8]+1" office:value-type="date" office:date-value="2011-08-24">
            <text:p>8/24/2011</text:p>
          </table:table-cell>
          <table:table-cell table:style-name="ce46" table:formula="of:=[.LL8]+1" office:value-type="date" office:date-value="2011-08-25">
            <text:p>8/25/2011</text:p>
          </table:table-cell>
          <table:table-cell table:style-name="ce46" table:formula="of:=[.LM8]+1" office:value-type="date" office:date-value="2011-08-26">
            <text:p>8/26/2011</text:p>
          </table:table-cell>
          <table:table-cell table:style-name="ce46" table:formula="of:=[.LN8]+1" office:value-type="date" office:date-value="2011-08-27">
            <text:p>8/27/2011</text:p>
          </table:table-cell>
          <table:table-cell table:style-name="ce46" table:formula="of:=[.LO8]+1" office:value-type="date" office:date-value="2011-08-28">
            <text:p>8/28/2011</text:p>
          </table:table-cell>
          <table:table-cell table:style-name="ce46" table:formula="of:=[.LP8]+1" office:value-type="date" office:date-value="2011-08-29">
            <text:p>8/29/2011</text:p>
          </table:table-cell>
          <table:table-cell table:style-name="ce46" table:formula="of:=[.LQ8]+1" office:value-type="date" office:date-value="2011-08-30">
            <text:p>8/30/2011</text:p>
          </table:table-cell>
          <table:table-cell table:style-name="ce46" table:formula="of:=[.LR8]+1" office:value-type="date" office:date-value="2011-08-31">
            <text:p>8/31/2011</text:p>
          </table:table-cell>
          <table:table-cell table:style-name="ce46" table:formula="of:=[.LS8]+1" office:value-type="date" office:date-value="2011-09-01">
            <text:p>9/1/2011</text:p>
          </table:table-cell>
          <table:table-cell table:style-name="ce46" table:formula="of:=[.LT8]+1" office:value-type="date" office:date-value="2011-09-02">
            <text:p>9/2/2011</text:p>
          </table:table-cell>
          <table:table-cell table:style-name="ce46" table:formula="of:=[.LU8]+1" office:value-type="date" office:date-value="2011-09-03">
            <text:p>9/3/2011</text:p>
          </table:table-cell>
          <table:table-cell table:style-name="ce46" table:formula="of:=[.LV8]+1" office:value-type="date" office:date-value="2011-09-04">
            <text:p>9/4/2011</text:p>
          </table:table-cell>
          <table:table-cell table:style-name="ce46" table:formula="of:=[.LW8]+1" office:value-type="date" office:date-value="2011-09-05">
            <text:p>9/5/2011</text:p>
          </table:table-cell>
          <table:table-cell table:style-name="ce46" table:formula="of:=[.LX8]+1" office:value-type="date" office:date-value="2011-09-06">
            <text:p>9/6/2011</text:p>
          </table:table-cell>
          <table:table-cell table:style-name="ce46" table:formula="of:=[.LY8]+1" office:value-type="date" office:date-value="2011-09-07">
            <text:p>9/7/2011</text:p>
          </table:table-cell>
          <table:table-cell table:style-name="ce46" table:formula="of:=[.LZ8]+1" office:value-type="date" office:date-value="2011-09-08">
            <text:p>9/8/2011</text:p>
          </table:table-cell>
          <table:table-cell table:style-name="ce46" table:formula="of:=[.MA8]+1" office:value-type="date" office:date-value="2011-09-09">
            <text:p>9/9/2011</text:p>
          </table:table-cell>
          <table:table-cell table:style-name="ce46" table:formula="of:=[.MB8]+1" office:value-type="date" office:date-value="2011-09-10">
            <text:p>9/10/2011</text:p>
          </table:table-cell>
          <table:table-cell table:style-name="ce46" table:formula="of:=[.MC8]+1" office:value-type="date" office:date-value="2011-09-11">
            <text:p>9/11/2011</text:p>
          </table:table-cell>
          <table:table-cell table:style-name="ce46"/>
          <table:table-cell table:number-columns-repeated="653"/>
        </table:table-row>
        <table:table-row table:style-name="ro4">
          <table:table-cell table:style-name="ce4" office:value-type="string">
            <office:annotation draw:style-name="gr1" draw:text-style-name="P1" svg:width="2.894cm" svg:height="1.794cm" svg:x="2.471cm" svg:y="3.781cm" draw:caption-point-x="-1.93cm" draw:caption-point-y="0.249cm">
              <dc:creator>JWW</dc:creator>
              <dc:date>2009-03-02T00:00:00</dc:date>
              <text:p text:style-name="P1"><text:span text:style-name="T1">Work Breakdown Structure</text:span></text:p>
              <text:p text:style-name="P1"><text:span text:style-name="T2">Enter the Task# and Subtask#</text:span></text:p>
              <text:p text:style-name="P1"><text:span text:style-name="T2">2</text:span></text:p>
              <text:p text:style-name="P1"><text:span text:style-name="T2">2.1</text:span></text:p>
              <text:p text:style-name="P1"><text:span text:style-name="T2">2.2</text:span></text:p>
              <text:p text:style-name="P1"><text:span text:style-name="T2">etc.</text:span></text:p>
            </office:annotation>
            <text:p>WBS</text:p>
          </table:table-cell>
          <table:table-cell table:style-name="ce12" office:value-type="string">
            <text:p>Conf</text:p>
          </table:table-cell>
          <table:table-cell table:style-name="ce21" office:value-type="string">
            <text:p>City</text:p>
          </table:table-cell>
          <table:table-cell table:style-name="ce28" office:value-type="string">
            <office:annotation draw:style-name="gr1" draw:text-style-name="P1" svg:width="5.794cm" svg:height="1.794cm" svg:x="7.896cm" svg:y="3.781cm" draw:caption-point-x="-1.765cm" draw:caption-point-y="0.249cm">
              <dc:creator>JWW</dc:creator>
              <dc:date>2009-03-02T00:00:00</dc:date>
              <text:p text:style-name="P1"><text:span text:style-name="T1">Start Date</text:span></text:p>
              <text:p text:style-name="P1"><text:span text:style-name="T2">Enter the starting date for this task. To associate the start date with the end of another task, enter a formula in the start date that refers to the end date of that task.</text:span></text:p>
            </office:annotation>
            <text:p>Start</text:p>
          </table:table-cell>
          <table:table-cell table:style-name="ce28" office:value-type="string">
            <office:annotation draw:style-name="gr1" draw:text-style-name="P1" svg:width="5.794cm" svg:height="1.794cm" svg:x="10.661cm" svg:y="3.781cm" draw:caption-point-x="-2.757cm" draw:caption-point-y="0.249cm">
              <dc:creator>JWW</dc:creator>
              <dc:date>2009-03-02T00:00:00</dc:date>
              <text:p text:style-name="P1"><text:span text:style-name="T1">End Date</text:span></text:p>
              <text:p text:style-name="P1"><text:span text:style-name="T2">The ending date is calculated by adding the Duration (calendar days) to the Start date minus 1 day, because the task duration is from the </text:span><text:span text:style-name="T1">beginning</text:span><text:span text:style-name="T2"> of the </text:span><text:span text:style-name="T1">Start</text:span><text:span text:style-name="T2"> day to the </text:span><text:span text:style-name="T1">end</text:span><text:span text:style-name="T2"> of the </text:span><text:span text:style-name="T1">End</text:span><text:span text:style-name="T2"> day.</text:span></text:p>
              <text:p text:style-name="P1"><text:span text:style-name="T2"/></text:p>
            </office:annotation>
            <text:p>End</text:p>
          </table:table-cell>
          <table:table-cell table:style-name="ce37" office:value-type="string">
            <office:annotation draw:style-name="gr1" draw:text-style-name="P1" svg:width="5.794cm" svg:height="1.794cm" svg:x="12.92cm" svg:y="3.781cm" draw:caption-point-x="-3.75cm" draw:caption-point-y="0.249cm">
              <dc:creator>JWW</dc:creator>
              <dc:date>2009-03-02T00:00:00</dc:date>
              <text:p text:style-name="P1"><text:span text:style-name="T1">Duration (Calendar Days)</text:span></text:p>
              <text:p text:style-name="P1"><text:span text:style-name="T2">Enter the number of calendar days for the given task. Refer to the Working Days column or use a calendar to determine the corresponding working days.</text:span></text:p>
              <text:p text:style-name="P1"><text:span text:style-name="T2"/></text:p>
              <text:p text:style-name="P1"><text:span text:style-name="T2">For the main tasks, you can calculate the duration by finding the maximum End date of the sub tasks and subtracting the earliest start date. For example:</text:span></text:p>
              <text:p text:style-name="P1"><text:span text:style-name="T2">F11=MAX(E12:E15)-D11</text:span></text:p>
            </office:annotation>
            <text:p>Duration (Days)</text:p>
          </table:table-cell>
          <table:table-cell table:style-name="ce42" table:formula="of:=[.G8]" office:value-type="date" office:date-value="2010-10-11" table:number-columns-spanned="7" table:number-rows-spanned="1">
            <text:p>11 - Oct - 10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8"/>
          <table:table-cell table:style-name="ce42" table:formula="of:=[.N8]" office:value-type="date" office:date-value="2010-10-18" table:number-columns-spanned="7" table:number-rows-spanned="1">
            <text:p>18 - Oct - 10</text:p>
          </table:table-cell>
          <table:covered-table-cell table:number-columns-repeated="6"/>
          <table:table-cell table:style-name="ce42" table:formula="of:=[.U8]" office:value-type="date" office:date-value="2010-10-25" table:number-columns-spanned="7" table:number-rows-spanned="1">
            <text:p>25 - Oct - 10</text:p>
          </table:table-cell>
          <table:covered-table-cell table:number-columns-repeated="6"/>
          <table:table-cell table:style-name="ce42" table:formula="of:=[.AB8]" office:value-type="date" office:date-value="2010-11-01" table:number-columns-spanned="7" table:number-rows-spanned="1">
            <text:p>01 - Nov - 10</text:p>
          </table:table-cell>
          <table:covered-table-cell table:number-columns-repeated="6"/>
          <table:table-cell table:style-name="ce42" table:formula="of:=[.AI8]" office:value-type="date" office:date-value="2010-11-08" table:number-columns-spanned="7" table:number-rows-spanned="1">
            <text:p>08 - Nov - 10</text:p>
          </table:table-cell>
          <table:covered-table-cell table:number-columns-repeated="6"/>
          <table:table-cell table:style-name="ce42" table:formula="of:=[.AP8]" office:value-type="date" office:date-value="2010-11-15" table:number-columns-spanned="7" table:number-rows-spanned="1">
            <text:p>15 - Nov - 10</text:p>
          </table:table-cell>
          <table:covered-table-cell table:number-columns-repeated="6"/>
          <table:table-cell table:style-name="ce42" table:formula="of:=[.AW8]" office:value-type="date" office:date-value="2010-11-22" table:number-columns-spanned="7" table:number-rows-spanned="1">
            <text:p>22 - Nov - 10</text:p>
          </table:table-cell>
          <table:covered-table-cell table:number-columns-repeated="6"/>
          <table:table-cell table:style-name="ce42" table:formula="of:=[.BD8]" office:value-type="date" office:date-value="2010-11-29" table:number-columns-spanned="7" table:number-rows-spanned="1">
            <text:p>29 - Nov - 10</text:p>
          </table:table-cell>
          <table:covered-table-cell table:number-columns-repeated="6"/>
          <table:table-cell table:style-name="ce42" table:formula="of:=[.BK8]" office:value-type="date" office:date-value="2010-12-06" table:number-columns-spanned="7" table:number-rows-spanned="1">
            <text:p>06 - Dec - 10</text:p>
          </table:table-cell>
          <table:covered-table-cell table:number-columns-repeated="6"/>
          <table:table-cell table:style-name="ce42" table:formula="of:=[.BR8]" office:value-type="date" office:date-value="2010-12-13" table:number-columns-spanned="7" table:number-rows-spanned="1">
            <text:p>13 - Dec - 10</text:p>
          </table:table-cell>
          <table:covered-table-cell table:number-columns-repeated="6"/>
          <table:table-cell table:style-name="ce42" table:formula="of:=[.BY8]" office:value-type="date" office:date-value="2010-12-20" table:number-columns-spanned="7" table:number-rows-spanned="1">
            <text:p>20 - Dec - 10</text:p>
          </table:table-cell>
          <table:covered-table-cell table:number-columns-repeated="6"/>
          <table:table-cell table:style-name="ce42" table:formula="of:=[.CF8]" office:value-type="date" office:date-value="2010-12-27" table:number-columns-spanned="7" table:number-rows-spanned="1">
            <text:p>27 - Dec - 10</text:p>
          </table:table-cell>
          <table:covered-table-cell table:number-columns-repeated="6"/>
          <table:table-cell table:style-name="ce42" table:formula="of:=[.CM8]" office:value-type="date" office:date-value="2011-01-03" table:number-columns-spanned="7" table:number-rows-spanned="1">
            <text:p>03 - Jan - 11</text:p>
          </table:table-cell>
          <table:covered-table-cell table:number-columns-repeated="6"/>
          <table:table-cell table:style-name="ce42" table:formula="of:=[.CT8]" office:value-type="date" office:date-value="2011-01-10" table:number-columns-spanned="7" table:number-rows-spanned="1">
            <text:p>10 - Jan - 11</text:p>
          </table:table-cell>
          <table:covered-table-cell table:number-columns-repeated="6"/>
          <table:table-cell table:style-name="ce42" table:formula="of:=[.DA8]" office:value-type="date" office:date-value="2011-01-17" table:number-columns-spanned="7" table:number-rows-spanned="1">
            <text:p>17 - Jan - 11</text:p>
          </table:table-cell>
          <table:covered-table-cell table:number-columns-repeated="6"/>
          <table:table-cell table:style-name="ce42" table:formula="of:=[.DH8]" office:value-type="date" office:date-value="2011-01-24" table:number-columns-spanned="7" table:number-rows-spanned="1">
            <text:p>24 - Jan - 11</text:p>
          </table:table-cell>
          <table:covered-table-cell table:number-columns-repeated="6"/>
          <table:table-cell table:style-name="ce42" table:formula="of:=[.DO8]" office:value-type="date" office:date-value="2011-01-31" table:number-columns-spanned="7" table:number-rows-spanned="1">
            <text:p>31 - Jan - 11</text:p>
          </table:table-cell>
          <table:covered-table-cell table:number-columns-repeated="6"/>
          <table:table-cell table:style-name="ce42" table:formula="of:=[.DV8]" office:value-type="date" office:date-value="2011-02-07" table:number-columns-spanned="7" table:number-rows-spanned="1">
            <text:p>07 - Feb - 11</text:p>
          </table:table-cell>
          <table:covered-table-cell table:number-columns-repeated="6"/>
          <table:table-cell table:style-name="ce42" table:formula="of:=[.EC8]" office:value-type="date" office:date-value="2011-02-14" table:number-columns-spanned="7" table:number-rows-spanned="1">
            <text:p>14 - Feb - 11</text:p>
          </table:table-cell>
          <table:covered-table-cell table:number-columns-repeated="6"/>
          <table:table-cell table:style-name="ce42" table:formula="of:=[.EJ8]" office:value-type="date" office:date-value="2011-02-21" table:number-columns-spanned="7" table:number-rows-spanned="1">
            <text:p>21 - Feb - 11</text:p>
          </table:table-cell>
          <table:covered-table-cell table:number-columns-repeated="6"/>
          <table:table-cell table:style-name="ce42" table:formula="of:=[.EQ8]" office:value-type="date" office:date-value="2011-02-28" table:number-columns-spanned="7" table:number-rows-spanned="1">
            <text:p>28 - Feb - 11</text:p>
          </table:table-cell>
          <table:covered-table-cell table:number-columns-repeated="6"/>
          <table:table-cell table:style-name="ce42" table:formula="of:=[.EX8]" office:value-type="date" office:date-value="2011-03-07" table:number-columns-spanned="7" table:number-rows-spanned="1">
            <text:p>07 - Mar - 11</text:p>
          </table:table-cell>
          <table:covered-table-cell table:number-columns-repeated="6"/>
          <table:table-cell table:style-name="ce42" table:formula="of:=[.FE8]" office:value-type="date" office:date-value="2011-03-14" table:number-columns-spanned="7" table:number-rows-spanned="1">
            <text:p>14 - Mar - 11</text:p>
          </table:table-cell>
          <table:covered-table-cell table:number-columns-repeated="6"/>
          <table:table-cell table:style-name="ce42" table:formula="of:=[.FL8]" office:value-type="date" office:date-value="2011-03-21" table:number-columns-spanned="7" table:number-rows-spanned="1">
            <text:p>21 - Mar - 11</text:p>
          </table:table-cell>
          <table:covered-table-cell table:number-columns-repeated="6"/>
          <table:table-cell table:style-name="ce42" table:formula="of:=[.FS8]" office:value-type="date" office:date-value="2011-03-28" table:number-columns-spanned="7" table:number-rows-spanned="1">
            <text:p>28 - Mar - 11</text:p>
          </table:table-cell>
          <table:covered-table-cell table:number-columns-repeated="6"/>
          <table:table-cell table:style-name="ce42" table:formula="of:=[.FZ8]" office:value-type="date" office:date-value="2011-04-04" table:number-columns-spanned="7" table:number-rows-spanned="1">
            <text:p>04 - Apr - 11</text:p>
          </table:table-cell>
          <table:covered-table-cell table:number-columns-repeated="6"/>
          <table:table-cell table:style-name="ce42" table:formula="of:=[.GG8]" office:value-type="date" office:date-value="2011-04-11" table:number-columns-spanned="7" table:number-rows-spanned="1">
            <text:p>11 - Apr - 11</text:p>
          </table:table-cell>
          <table:covered-table-cell table:number-columns-repeated="6"/>
          <table:table-cell table:style-name="ce42" table:formula="of:=[.GN8]" office:value-type="date" office:date-value="2011-04-18" table:number-columns-spanned="7" table:number-rows-spanned="1">
            <text:p>18 - Apr - 11</text:p>
          </table:table-cell>
          <table:covered-table-cell table:number-columns-repeated="6"/>
          <table:table-cell table:style-name="ce42" table:formula="of:=[.GU8]" office:value-type="date" office:date-value="2011-04-25" table:number-columns-spanned="7" table:number-rows-spanned="1">
            <text:p>25 - Apr - 11</text:p>
          </table:table-cell>
          <table:covered-table-cell table:number-columns-repeated="6"/>
          <table:table-cell table:style-name="ce42" table:formula="of:=[.HB8]" office:value-type="date" office:date-value="2011-05-02" table:number-columns-spanned="7" table:number-rows-spanned="1">
            <text:p>02 - May - 11</text:p>
          </table:table-cell>
          <table:covered-table-cell table:number-columns-repeated="6"/>
          <table:table-cell table:style-name="ce42" table:formula="of:=[.HI8]" office:value-type="date" office:date-value="2011-05-09" table:number-columns-spanned="7" table:number-rows-spanned="1">
            <text:p>09 - May - 11</text:p>
          </table:table-cell>
          <table:covered-table-cell table:number-columns-repeated="6"/>
          <table:table-cell table:style-name="ce42" table:formula="of:=[.HP8]" office:value-type="date" office:date-value="2011-05-16" table:number-columns-spanned="7" table:number-rows-spanned="1">
            <text:p>16 - May - 11</text:p>
          </table:table-cell>
          <table:covered-table-cell table:number-columns-repeated="6"/>
          <table:table-cell table:style-name="ce42" table:formula="of:=[.HW8]" office:value-type="date" office:date-value="2011-05-23" table:number-columns-spanned="7" table:number-rows-spanned="1">
            <text:p>23 - May - 11</text:p>
          </table:table-cell>
          <table:covered-table-cell table:number-columns-repeated="6"/>
          <table:table-cell table:style-name="ce42" table:formula="of:=[.ID8]" office:value-type="date" office:date-value="2011-05-30" table:number-columns-spanned="7" table:number-rows-spanned="1">
            <text:p>30 - May - 11</text:p>
          </table:table-cell>
          <table:covered-table-cell table:number-columns-repeated="6"/>
          <table:table-cell table:style-name="ce42" table:formula="of:=[.IK8]" office:value-type="date" office:date-value="2011-06-06" table:number-columns-spanned="7" table:number-rows-spanned="1">
            <text:p>06 - Jun - 11</text:p>
          </table:table-cell>
          <table:covered-table-cell table:number-columns-repeated="6"/>
          <table:table-cell table:style-name="ce42" table:formula="of:=[.IR8]" office:value-type="date" office:date-value="2011-06-13" table:number-columns-spanned="7" table:number-rows-spanned="1">
            <text:p>13 - Jun - 11</text:p>
          </table:table-cell>
          <table:covered-table-cell table:number-columns-repeated="6"/>
          <table:table-cell table:style-name="ce42" table:formula="of:=[.IY8]" office:value-type="date" office:date-value="2011-06-20" table:number-columns-spanned="7" table:number-rows-spanned="1">
            <text:p>20 - Jun - 11</text:p>
          </table:table-cell>
          <table:covered-table-cell table:number-columns-repeated="6"/>
          <table:table-cell table:style-name="ce42" table:formula="of:=[.JF8]" office:value-type="date" office:date-value="2011-06-27" table:number-columns-spanned="7" table:number-rows-spanned="1">
            <text:p>27 - Jun - 11</text:p>
          </table:table-cell>
          <table:covered-table-cell table:number-columns-repeated="6"/>
          <table:table-cell table:style-name="ce42" table:formula="of:=[.JM8]" office:value-type="date" office:date-value="2011-07-04" table:number-columns-spanned="7" table:number-rows-spanned="1">
            <text:p>04 - Jul - 11</text:p>
          </table:table-cell>
          <table:covered-table-cell table:number-columns-repeated="6"/>
          <table:table-cell table:style-name="ce42" table:formula="of:=[.JT8]" office:value-type="date" office:date-value="2011-07-11" table:number-columns-spanned="7" table:number-rows-spanned="1">
            <text:p>11 - Jul - 11</text:p>
          </table:table-cell>
          <table:covered-table-cell table:number-columns-repeated="6"/>
          <table:table-cell table:style-name="ce42" table:formula="of:=[.KA8]" office:value-type="date" office:date-value="2011-07-18" table:number-columns-spanned="7" table:number-rows-spanned="1">
            <text:p>18 - Jul - 11</text:p>
          </table:table-cell>
          <table:covered-table-cell table:number-columns-repeated="6"/>
          <table:table-cell table:style-name="ce42" table:formula="of:=[.KH8]" office:value-type="date" office:date-value="2011-07-25" table:number-columns-spanned="7" table:number-rows-spanned="1">
            <text:p>25 - Jul - 11</text:p>
          </table:table-cell>
          <table:covered-table-cell table:number-columns-repeated="6"/>
          <table:table-cell table:style-name="ce42" table:formula="of:=[.KO8]" office:value-type="date" office:date-value="2011-08-01" table:number-columns-spanned="7" table:number-rows-spanned="1">
            <text:p>01 - Aug - 11</text:p>
          </table:table-cell>
          <table:covered-table-cell table:number-columns-repeated="6"/>
          <table:table-cell table:style-name="ce42" table:formula="of:=[.KV8]" office:value-type="date" office:date-value="2011-08-08" table:number-columns-spanned="7" table:number-rows-spanned="1">
            <text:p>08 - Aug - 11</text:p>
          </table:table-cell>
          <table:covered-table-cell table:number-columns-repeated="6"/>
          <table:table-cell table:style-name="ce42" table:formula="of:=[.LC8]" office:value-type="date" office:date-value="2011-08-15" table:number-columns-spanned="7" table:number-rows-spanned="1">
            <text:p>15 - Aug - 11</text:p>
          </table:table-cell>
          <table:covered-table-cell table:number-columns-repeated="6"/>
          <table:table-cell table:style-name="ce42" table:formula="of:=[.LJ8]" office:value-type="date" office:date-value="2011-08-22" table:number-columns-spanned="7" table:number-rows-spanned="1">
            <text:p>22 - Aug - 11</text:p>
          </table:table-cell>
          <table:covered-table-cell table:number-columns-repeated="6"/>
          <table:table-cell table:style-name="ce42" table:formula="of:=[.LQ8]" office:value-type="date" office:date-value="2011-08-29" table:number-columns-spanned="7" table:number-rows-spanned="1">
            <text:p>29 - Aug - 11</text:p>
          </table:table-cell>
          <table:covered-table-cell table:number-columns-repeated="6"/>
          <table:table-cell table:style-name="ce42" table:formula="of:=[.LX8]" office:value-type="date" office:date-value="2011-09-05" table:number-columns-spanned="7" table:number-rows-spanned="1">
            <text:p>05 - Sep - 11</text:p>
          </table:table-cell>
          <table:covered-table-cell table:number-columns-repeated="6"/>
          <table:table-cell table:number-columns-repeated="654"/>
        </table:table-row>
        <table:table-row table:style-name="ro5">
          <table:table-cell table:style-name="ce5" office:value-type="string">
            <text:p>1</text:p>
          </table:table-cell>
          <table:table-cell table:style-name="ce13" office:value-type="string">
            <text:p>AUTOMNE</text:p>
          </table:table-cell>
          <table:table-cell table:style-name="ce22" office:value-type="string">
            <text:p>FR</text:p>
          </table:table-cell>
          <table:table-cell table:style-name="ce29" office:value-type="date" office:date-value="2010-10-23">
            <text:p>23/10/2010</text:p>
          </table:table-cell>
          <table:table-cell table:style-name="ce34" table:formula="of:=[.D10]+[.F10]" office:value-type="date" office:date-value="2010-11-03">
            <text:p>03/11/2010</text:p>
          </table:table-cell>
          <table:table-cell table:style-name="ce38" office:value-type="float" office:value="11">
            <text:p>11</text:p>
          </table:table-cell>
          <table:table-cell table:style-name="ce43" table:number-columns-repeated="336"/>
          <table:table-cell office:value-type="string">
            <text:p>xxxxxxxxxxxx</text:p>
          </table:table-cell>
          <table:table-cell table:number-columns-repeated="653"/>
        </table:table-row>
        <table:table-row table:style-name="ro6">
          <table:table-cell table:style-name="ce6" office:value-type="string">
            <text:p>1</text:p>
          </table:table-cell>
          <table:table-cell table:style-name="ce13" office:value-type="string">
            <text:p>AUTOMNE</text:p>
          </table:table-cell>
          <table:table-cell table:style-name="ce23" office:value-type="string">
            <text:p>ch</text:p>
          </table:table-cell>
          <table:table-cell table:style-name="ce29" office:value-type="date" office:date-value="2010-10-30">
            <text:p>30/10/2010</text:p>
          </table:table-cell>
          <table:table-cell table:style-name="ce35" table:formula="of:=[.D11]+[.F11]" office:value-type="date" office:date-value="2010-11-07">
            <text:p>07/11/2010</text:p>
          </table:table-cell>
          <table:table-cell table:style-name="ce39" office:value-type="float" office:value="8">
            <text:p>8</text:p>
          </table:table-cell>
          <table:table-cell table:style-name="ce44" table:number-columns-repeated="336"/>
          <table:table-cell table:style-name="ce49" office:value-type="string">
            <text:p>xxxxxxxxxxxx</text:p>
          </table:table-cell>
          <table:table-cell table:style-name="ce49" table:number-columns-repeated="653"/>
        </table:table-row>
        <table:table-row table:style-name="ro6">
          <table:table-cell table:style-name="ce5" office:value-type="string">
            <text:p>1</text:p>
          </table:table-cell>
          <table:table-cell table:style-name="ce13" office:value-type="string">
            <text:p>NOEL</text:p>
          </table:table-cell>
          <table:table-cell table:style-name="ce22" office:value-type="string">
            <text:p>FR</text:p>
          </table:table-cell>
          <table:table-cell table:style-name="ce29" office:value-type="date" office:date-value="2010-12-18">
            <text:p>18/12/2010</text:p>
          </table:table-cell>
          <table:table-cell table:style-name="ce34" table:formula="of:=[.D12]+[.F12]" office:value-type="date" office:date-value="2011-01-02">
            <text:p>02/01/2011</text:p>
          </table:table-cell>
          <table:table-cell table:style-name="ce38" office:value-type="float" office:value="15">
            <text:p>15</text:p>
          </table:table-cell>
          <table:table-cell table:style-name="ce43" table:number-columns-repeated="336"/>
          <table:table-cell office:value-type="string">
            <text:p>xxxxxxxxxxxx</text:p>
          </table:table-cell>
          <table:table-cell table:number-columns-repeated="653"/>
        </table:table-row>
        <table:table-row table:style-name="ro6">
          <table:table-cell table:style-name="ce6" office:value-type="string">
            <text:p>1</text:p>
          </table:table-cell>
          <table:table-cell table:style-name="ce14" office:value-type="string">
            <text:p>NOEL</text:p>
          </table:table-cell>
          <table:table-cell table:style-name="ce23" office:value-type="string">
            <text:p>ch</text:p>
          </table:table-cell>
          <table:table-cell table:style-name="ce29" office:value-type="date" office:date-value="2010-12-24">
            <text:p>24/12/2010</text:p>
          </table:table-cell>
          <table:table-cell table:style-name="ce35" table:formula="of:=[.D13]+[.F13]" office:value-type="date" office:date-value="2011-01-09">
            <text:p>09/01/2011</text:p>
          </table:table-cell>
          <table:table-cell table:style-name="ce39" office:value-type="float" office:value="16">
            <text:p>16</text:p>
          </table:table-cell>
          <table:table-cell table:style-name="ce44" table:number-columns-repeated="336"/>
          <table:table-cell table:style-name="ce49" office:value-type="string">
            <text:p>xxxxxxxxxxxx</text:p>
          </table:table-cell>
          <table:table-cell table:style-name="ce49" table:number-columns-repeated="653"/>
        </table:table-row>
        <table:table-row table:style-name="ro6">
          <table:table-cell table:style-name="ce5" office:value-type="string">
            <text:p>1</text:p>
          </table:table-cell>
          <table:table-cell table:style-name="ce13" office:value-type="string">
            <text:p>CARNAVAL</text:p>
          </table:table-cell>
          <table:table-cell table:style-name="ce22" office:value-type="string">
            <text:p>FR</text:p>
          </table:table-cell>
          <table:table-cell table:style-name="ce29" office:value-type="date" office:date-value="2011-02-26">
            <text:p>26/02/2011</text:p>
          </table:table-cell>
          <table:table-cell table:style-name="ce34" table:formula="of:=[.D14]+[.F14]" office:value-type="date" office:date-value="2011-03-13">
            <text:p>13/03/2011</text:p>
          </table:table-cell>
          <table:table-cell table:style-name="ce38" office:value-type="float" office:value="15">
            <text:p>15</text:p>
          </table:table-cell>
          <table:table-cell table:style-name="ce43" table:number-columns-repeated="336"/>
          <table:table-cell office:value-type="string">
            <text:p>xxxxxxxxxxxx</text:p>
          </table:table-cell>
          <table:table-cell table:number-columns-repeated="653"/>
        </table:table-row>
        <table:table-row table:style-name="ro6">
          <table:table-cell table:style-name="ce6" office:value-type="string">
            <text:p>1</text:p>
          </table:table-cell>
          <table:table-cell table:style-name="ce13" office:value-type="string">
            <text:p>CARNAVAL</text:p>
          </table:table-cell>
          <table:table-cell table:style-name="ce23" office:value-type="string">
            <text:p>ch</text:p>
          </table:table-cell>
          <table:table-cell table:style-name="ce29" office:value-type="date" office:date-value="2011-03-05">
            <text:p>05/03/2011</text:p>
          </table:table-cell>
          <table:table-cell table:style-name="ce35" table:formula="of:=[.D15]+[.F15]" office:value-type="date" office:date-value="2011-03-13">
            <text:p>13/03/2011</text:p>
          </table:table-cell>
          <table:table-cell table:style-name="ce39" office:value-type="float" office:value="8">
            <text:p>8</text:p>
          </table:table-cell>
          <table:table-cell table:style-name="ce44" table:number-columns-repeated="336"/>
          <table:table-cell table:style-name="ce49" office:value-type="string">
            <text:p>xxxxxxxxxxxx</text:p>
          </table:table-cell>
          <table:table-cell table:style-name="ce49" table:number-columns-repeated="653"/>
        </table:table-row>
        <table:table-row table:style-name="ro6">
          <table:table-cell table:style-name="ce5" office:value-type="string">
            <text:p>1</text:p>
          </table:table-cell>
          <table:table-cell table:style-name="ce13" office:value-type="string">
            <text:p>PAQUES</text:p>
          </table:table-cell>
          <table:table-cell table:style-name="ce22" office:value-type="string">
            <text:p>FR</text:p>
          </table:table-cell>
          <table:table-cell table:style-name="ce29" office:value-type="date" office:date-value="2011-04-23">
            <text:p>23/04/2011</text:p>
          </table:table-cell>
          <table:table-cell table:style-name="ce34" table:formula="of:=[.D16]+[.F16]" office:value-type="date" office:date-value="2011-05-08">
            <text:p>08/05/2011</text:p>
          </table:table-cell>
          <table:table-cell table:style-name="ce38" office:value-type="float" office:value="15">
            <text:p>15</text:p>
          </table:table-cell>
          <table:table-cell table:style-name="ce43" table:number-columns-repeated="336"/>
          <table:table-cell office:value-type="string">
            <text:p>xxxxxxxxxxxx</text:p>
          </table:table-cell>
          <table:table-cell table:number-columns-repeated="653"/>
        </table:table-row>
        <table:table-row table:style-name="ro6">
          <table:table-cell table:style-name="ce6" office:value-type="string">
            <text:p>1</text:p>
          </table:table-cell>
          <table:table-cell table:style-name="ce13" office:value-type="string">
            <text:p>PAQUES</text:p>
          </table:table-cell>
          <table:table-cell table:style-name="ce23" office:value-type="string">
            <text:p>ch</text:p>
          </table:table-cell>
          <table:table-cell table:style-name="ce29" office:value-type="date" office:date-value="2011-04-22">
            <text:p>22/04/2011</text:p>
          </table:table-cell>
          <table:table-cell table:style-name="ce35" table:formula="of:=[.D17]+[.F17]" office:value-type="date" office:date-value="2011-05-01">
            <text:p>01/05/2011</text:p>
          </table:table-cell>
          <table:table-cell table:style-name="ce39" office:value-type="float" office:value="9">
            <text:p>9</text:p>
          </table:table-cell>
          <table:table-cell table:style-name="ce44" table:number-columns-repeated="336"/>
          <table:table-cell table:style-name="ce49" office:value-type="string">
            <text:p>xxxxxxxxxxxx</text:p>
          </table:table-cell>
          <table:table-cell table:style-name="ce49" table:number-columns-repeated="653"/>
        </table:table-row>
        <table:table-row table:style-name="ro7">
          <table:table-cell table:style-name="ce7" office:value-type="string">
            <text:p>1</text:p>
          </table:table-cell>
          <table:table-cell table:style-name="ce15" office:value-type="string">
            <text:p>ETE</text:p>
          </table:table-cell>
          <table:table-cell table:style-name="ce24" office:value-type="string">
            <text:p>FR</text:p>
          </table:table-cell>
          <table:table-cell table:style-name="ce30" office:value-type="date" office:date-value="2011-07-02">
            <text:p>02/07/2011</text:p>
          </table:table-cell>
          <table:table-cell table:style-name="ce30" table:formula="of:=[.D18]+[.F18]" office:value-type="date" office:date-value="2011-08-31">
            <text:p>31/08/2011</text:p>
          </table:table-cell>
          <table:table-cell table:style-name="ce40" office:value-type="float" office:value="60">
            <text:p>60</text:p>
          </table:table-cell>
          <table:table-cell table:style-name="ce45" table:number-columns-repeated="336"/>
          <table:table-cell table:style-name="ce50" office:value-type="string">
            <text:p>xxxxxxxxxxxx</text:p>
          </table:table-cell>
          <table:table-cell table:style-name="ce50" table:number-columns-repeated="653"/>
        </table:table-row>
        <table:table-row table:style-name="ro8">
          <table:table-cell table:style-name="ce6" office:value-type="string">
            <text:p>1</text:p>
          </table:table-cell>
          <table:table-cell table:style-name="ce13" office:value-type="string">
            <text:p>ETE</text:p>
          </table:table-cell>
          <table:table-cell table:style-name="ce23" office:value-type="string">
            <text:p>ch</text:p>
          </table:table-cell>
          <table:table-cell table:style-name="ce29" office:value-type="date" office:date-value="2011-06-17">
            <text:p>17/06/2011</text:p>
          </table:table-cell>
          <table:table-cell table:style-name="ce35" table:formula="of:=[.D19]+[.F19]" office:value-type="date" office:date-value="2011-08-29">
            <text:p>29/08/2011</text:p>
          </table:table-cell>
          <table:table-cell table:style-name="ce39" office:value-type="float" office:value="73">
            <text:p>73</text:p>
          </table:table-cell>
          <table:table-cell table:style-name="ce44" table:number-columns-repeated="336"/>
          <table:table-cell table:style-name="ce49" office:value-type="string">
            <text:p>xxxxxxxxxxxx</text:p>
          </table:table-cell>
          <table:table-cell table:style-name="ce49" table:number-columns-repeated="653"/>
        </table:table-row>
        <table:table-row table:style-name="ro9"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340" office:value-type="string">
            <text:p>-</text:p>
          </table:table-cell>
          <table:table-cell table:number-columns-repeated="653"/>
        </table:table-row>
        <table:table-row table:style-name="ro2" table:visibility="collapse" table:number-rows-repeated="65481">
          <table:table-cell table:number-columns-repeated="996"/>
        </table:table-row>
        <table:table-row table:style-name="ro2" table:visibility="collapse">
          <table:table-cell table:number-columns-repeated="996"/>
        </table:table-row>
      </table:table>
      <table:named-expressions>
        <table:named-expression table:name="Excel_BuiltIn_Print_Area_1" table:base-cell-address="$'vacances 2011'.$A$1" table:expression="$#REF!.$A$3:$IO$17"/>
      </table:named-expressions>
      <table:database-ranges>
        <table:database-range table:target-range-address="'vacances 2011'.A10:'vacances 2011'.ME1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Narrow" svg:font-family="'Arial Narrow'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5P0" style:volatile="true"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date-style style:name="N136">
      <number:month/>
      <number:text>/</number:text>
      <number:day number:style="long"/>
      <number:text>/</number:text>
      <number:year/>
    </number:date-style>
    <number:date-style style:name="N137">
      <number:month number:textual="true"/>
      <number:text>, </number:text>
      <number:year number:style="long"/>
    </number:date-style>
    <number:date-style style:name="N138">
      <number:month number:style="long" number:textual="true"/>
      <number:text>, </number:text>
      <number:year number:style="long"/>
    </number:date-style>
    <number:date-style style:name="N139">
      <number:month number:textual="true"/>
    </number:date-style>
    <number:date-style style:name="N140">
      <number:month number:textual="true"/>
      <number:text>, </number:text>
      <number:year/>
    </number:date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date-style style:name="N146">
      <number:year number:style="long"/>
    </number:dat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">
      <number:number number:decimal-places="1" number:min-integer-digits="1"/>
    </number:number-style>
    <number:date-style style:name="N149">
      <number:month number:textual="true"/>
      <number:text>-</number:text>
      <number:year number:style="long"/>
    </number:date-style>
    <number:date-style style:name="N150">
      <number:month/>
      <number:text> / </number:text>
      <number:day/>
      <number:text> / </number:text>
      <number:year/>
    </number:date-style>
    <number:date-style style:name="N151">
      <number:text>(</number:text>
      <number:day-of-week/>
      <number:text>)</number:text>
    </number:date-style>
    <number:date-style style:name="N152">
      <number:day number:style="long"/>
      <number:text> - </number:text>
      <number:month number:textual="true"/>
      <number:text> - </number:text>
      <number:year/>
    </number:date-style>
    <number:date-style style:name="N153">
      <number:month/>
      <number:text>/</number:text>
      <number:day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  <style:text-properties style:use-window-font-color="true"/>
    </style:style>
    <style:style style:name="Excel_5f_CondFormat_5f_1_5f_1_5f_2" style:display-name="Excel_CondFormat_1_1_2" style:family="table-cell" style:parent-style-name="Default">
      <style:table-cell-properties fo:background-color="#99ccff"/>
    </style:style>
    <style:style style:name="Excel_5f_CondFormat_5f_1_5f_1_5f_3" style:display-name="Excel_CondFormat_1_1_3" style:family="table-cell" style:parent-style-name="Default">
      <style:table-cell-properties fo:background-color="#808080"/>
    </style:style>
    <style:style style:name="Excel_5f_CondFormat_5f_1_5f_2_5f_1" style:display-name="Excel_CondFormat_1_2_1" style:family="table-cell" style:parent-style-name="Default">
      <style:table-cell-properties fo:background-color="#ff0000"/>
      <style:text-properties style:use-window-font-color="true"/>
    </style:style>
    <style:style style:name="Excel_5f_CondFormat_5f_1_5f_2_5f_2" style:display-name="Excel_CondFormat_1_2_2" style:family="table-cell" style:parent-style-name="Default">
      <style:table-cell-properties fo:background-color="#6699ff"/>
    </style:style>
    <style:style style:name="Excel_5f_CondFormat_5f_1_5f_2_5f_3" style:display-name="Excel_CondFormat_1_2_3" style:family="table-cell" style:parent-style-name="Default">
      <style:table-cell-properties fo:background-color="#5f5f5f"/>
    </style:style>
    <style:style style:name="Excel_5f_BuiltIn_5f_Percent" style:display-name="Excel_BuiltIn_Percent" style:family="table-cell" style:parent-style-name="Default" style:data-style-name="N10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27.94cm" fo:page-height="21.59cm" style:num-format="1" style:print-orientation="landscape" fo:margin-left="0.395cm" fo:margin-right="0.323cm" style:first-page-number="continue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2.499cm" fo:margin-left="1.27cm" fo:margin-right="1.27cm" style:first-page-number="continue" style:scale-to-X="1" style:scale-to-Y="1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4">24/08/2010</text:date>, <text:time>20:5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Chart" style:display-name="PageStyle_Gantt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Gantt Chart Template</dc:title>
    <dc:description>This &lt;a href="http://www.vertex42.com/ExcelTemplates/excel-gantt-chart.html"&gt;Gantt Chart&lt;/a&gt; can be used to create timelines or schedules for managing projects. The chart uses conditional formatting to display the current day and the completion status of each task... &lt;a href="http://www.vertex42.com/ExcelTemplates/excel-gantt-chart.html"&gt;more info&lt;/a&gt;</dc:description>
    <dc:subject>Gantt Chart created by &lt;a href="http://www.vertex42.com/"&gt;Vertex42.com&lt;/a&gt;</dc:subject>
    <meta:creation-date>2009-12-16T14:03:28</meta:creation-date>
    <meta:keyword>business</meta:keyword>
    <meta:keyword>project management</meta:keyword>
    <meta:keyword>project</meta:keyword>
    <meta:keyword>schedule</meta:keyword>
    <meta:keyword>timeline</meta:keyword>
    <meta:keyword>spreadsheet</meta:keyword>
    <meta:keyword>template</meta:keyword>
    <meta:editing-cycles>68</meta:editing-cycles>
    <meta:editing-duration>PT50H53M43S</meta:editing-duration>
    <dc:date>2010-08-24T20:52:16</dc:date>
    <meta:print-date>2010-01-20T12:12:48</meta:print-date>
    <dc:creator>jg p</dc:creator>
    <meta:document-statistic meta:table-count="1" meta:cell-count="818" meta:object-count="0"/>
    <meta:user-defined meta:name="Copyright">(c) 2008 Vertex42 LLC</meta:user-defined>
    <meta:user-defined meta:name="Info 4"/>
    <meta:user-defined meta:name="License">&lt;a href="http://www.vertex42.com/licensing/EULA_personaluse.html"&gt;Personal Use&lt;/a&gt;</meta:user-defined>
    <meta:user-defined meta:name="Version">1.6.1</meta:user-defined>
  </office:meta>
</office:document-meta>
</file>